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maxseg = 0</text:p>
          </table:table-cell>
          <table:table-cell office:value-type="string">
            <text:p>Maxseg = 1</text:p>
          </table:table-cell>
          <table:table-cell office:value-type="string">
            <text:p>Maxseg = 2</text:p>
          </table:table-cell>
          <table:table-cell office:value-type="string">
            <text:p>total</text:p>
          </table:table-cell>
          <table:table-cell office:value-type="string">
            <text:p>% maxseg=2</text:p>
          </table:table-cell>
          <table:table-cell/>
          <table:table-cell/>
          <table:table-cell table:number-columns-repeated="3"/>
        </table:table-row>
        <table:table-row table:style-name="ro2">
          <table:table-cell office:value-type="string">
            <text:p>3D volume../data/Training_Batch\volume-0.nii</text:p>
          </table:table-cell>
          <table:table-cell office:value-type="string">
            <text:p><text:s/>75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46</text:p>
          </table:table-cell>
          <table:table-cell office:value-type="string">
            <text:p><text:s/>13</text:p>
          </table:table-cell>
          <table:table-cell office:value-type="string">
            <text:p><text:s/>16</text:p>
          </table:table-cell>
          <table:table-cell table:formula="of:=[.E3]+[.F3]+[.G3]" office:value-type="float" office:value="75">
            <text:p>75</text:p>
          </table:table-cell>
          <table:table-cell table:formula="of:=[.G3]/([.F3]+[.G3])" office:value-type="percentage" office:value="0.551724137931034">
            <text:p>55%</text:p>
          </table:table-cell>
          <table:table-cell table:style-name="ce2" office:value-type="percentage" office:value="0">
            <text:p>0.00%</text:p>
          </table:table-cell>
          <table:table-cell table:formula="of:=COUNTIF([.I$3:.I$133];&quot;=&quot;&amp;[.J3])" office:value-type="float" office:value="13">
            <text:p>13</text:p>
          </table:table-cell>
          <table:table-cell/>
          <table:table-cell office:value-type="string">
            <text:p>0%</text:p>
          </table:table-cell>
          <table:table-cell table:formula="of:=[.K3]-[.K2]" office:value-type="float" office:value="13">
            <text:p>13</text:p>
          </table:table-cell>
        </table:table-row>
        <table:table-row table:style-name="ro2">
          <table:table-cell office:value-type="string">
            <text:p>3D volume../data/Training_Batch\volume-1.nii</text:p>
          </table:table-cell>
          <table:table-cell office:value-type="string">
            <text:p><text:s/>123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94</text:p>
          </table:table-cell>
          <table:table-cell office:value-type="string">
            <text:p><text:s/>11</text:p>
          </table:table-cell>
          <table:table-cell office:value-type="string">
            <text:p><text:s/>18</text:p>
            <draw:frame table:end-cell-address="Sheet1.Q33" table:end-x="0.7039in" table:end-y="0.0677in" draw:z-index="0" draw:style-name="gr1" draw:text-style-name="P1" svg:width="9.1205in" svg:height="5.4071in" svg:x="0.474in" svg:y="0.0378in">
              <draw:object draw:notify-on-update-of-ranges="Sheet1.M3:Sheet1.M13 Sheet1.N3:Sheet1.N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[.E4]+[.F4]+[.G4]" office:value-type="float" office:value="123">
            <text:p>123</text:p>
          </table:table-cell>
          <table:table-cell table:formula="of:=[.G4]/([.F4]+[.G4])" office:value-type="percentage" office:value="0.620689655172414">
            <text:p>62%</text:p>
          </table:table-cell>
          <table:table-cell table:style-name="ce2" office:value-type="percentage" office:value="0.1">
            <text:p>10.00%</text:p>
          </table:table-cell>
          <table:table-cell table:formula="of:=COUNTIF([.I$3:.I$133];&quot;&lt;&quot;&amp;[.J4])" office:value-type="float" office:value="29">
            <text:p>29</text:p>
          </table:table-cell>
          <table:table-cell/>
          <table:table-cell office:value-type="string">
            <text:p>0-10%</text:p>
          </table:table-cell>
          <table:table-cell table:formula="of:=[.K4]-[.K3]" office:value-type="float" office:value="16">
            <text:p>16</text:p>
          </table:table-cell>
        </table:table-row>
        <table:table-row table:style-name="ro2">
          <table:table-cell office:value-type="string">
            <text:p>3D volume../data/Training_Batch\volume-10.nii</text:p>
          </table:table-cell>
          <table:table-cell office:value-type="string">
            <text:p><text:s/>50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20</text:p>
          </table:table-cell>
          <table:table-cell office:value-type="string">
            <text:p><text:s/>100</text:p>
          </table:table-cell>
          <table:table-cell office:value-type="string">
            <text:p><text:s/>81</text:p>
          </table:table-cell>
          <table:table-cell table:formula="of:=[.E5]+[.F5]+[.G5]" office:value-type="float" office:value="501">
            <text:p>501</text:p>
          </table:table-cell>
          <table:table-cell table:formula="of:=[.G5]/([.F5]+[.G5])" office:value-type="percentage" office:value="0.447513812154696">
            <text:p>45%</text:p>
          </table:table-cell>
          <table:table-cell table:style-name="ce2" office:value-type="percentage" office:value="0.2">
            <text:p>20.00%</text:p>
          </table:table-cell>
          <table:table-cell table:formula="of:=COUNTIF([.I$3:.I$133];&quot;&lt;&quot;&amp;[.J5])" office:value-type="float" office:value="51">
            <text:p>51</text:p>
          </table:table-cell>
          <table:table-cell/>
          <table:table-cell office:value-type="string">
            <text:p>10-20%</text:p>
          </table:table-cell>
          <table:table-cell table:formula="of:=[.K5]-[.K4]" office:value-type="float" office:value="22">
            <text:p>22</text:p>
          </table:table-cell>
        </table:table-row>
        <table:table-row table:style-name="ro2">
          <table:table-cell office:value-type="string">
            <text:p>3D volume../data/Training_Batch\volume-100.nii</text:p>
          </table:table-cell>
          <table:table-cell office:value-type="string">
            <text:p><text:s/>685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409</text:p>
          </table:table-cell>
          <table:table-cell office:value-type="string">
            <text:p><text:s/>41</text:p>
          </table:table-cell>
          <table:table-cell office:value-type="string">
            <text:p><text:s/>235</text:p>
          </table:table-cell>
          <table:table-cell table:formula="of:=[.E6]+[.F6]+[.G6]" office:value-type="float" office:value="685">
            <text:p>685</text:p>
          </table:table-cell>
          <table:table-cell table:formula="of:=[.G6]/([.F6]+[.G6])" office:value-type="percentage" office:value="0.851449275362319">
            <text:p>85%</text:p>
          </table:table-cell>
          <table:table-cell table:style-name="ce2" office:value-type="percentage" office:value="0.3">
            <text:p>30.00%</text:p>
          </table:table-cell>
          <table:table-cell table:formula="of:=COUNTIF([.I$3:.I$133];&quot;&lt;&quot;&amp;[.J6])" office:value-type="float" office:value="66">
            <text:p>66</text:p>
          </table:table-cell>
          <table:table-cell/>
          <table:table-cell office:value-type="string">
            <text:p>20-30%</text:p>
          </table:table-cell>
          <table:table-cell table:formula="of:=[.K6]-[.K5]" office:value-type="float" office:value="15">
            <text:p>15</text:p>
          </table:table-cell>
        </table:table-row>
        <table:table-row table:style-name="ro2">
          <table:table-cell office:value-type="string">
            <text:p>3D volume../data/Training_Batch\volume-101.nii</text:p>
          </table:table-cell>
          <table:table-cell office:value-type="string">
            <text:p><text:s/>683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424</text:p>
          </table:table-cell>
          <table:table-cell office:value-type="string">
            <text:p><text:s/>67</text:p>
          </table:table-cell>
          <table:table-cell office:value-type="string">
            <text:p><text:s/>192</text:p>
          </table:table-cell>
          <table:table-cell table:formula="of:=[.E7]+[.F7]+[.G7]" office:value-type="float" office:value="683">
            <text:p>683</text:p>
          </table:table-cell>
          <table:table-cell table:formula="of:=[.G7]/([.F7]+[.G7])" office:value-type="percentage" office:value="0.741312741312741">
            <text:p>74%</text:p>
          </table:table-cell>
          <table:table-cell table:style-name="ce2" office:value-type="percentage" office:value="0.4">
            <text:p>40.00%</text:p>
          </table:table-cell>
          <table:table-cell table:formula="of:=COUNTIF([.I$3:.I$133];&quot;&lt;&quot;&amp;[.J7])" office:value-type="float" office:value="81">
            <text:p>81</text:p>
          </table:table-cell>
          <table:table-cell/>
          <table:table-cell office:value-type="string">
            <text:p>30-40%</text:p>
          </table:table-cell>
          <table:table-cell table:formula="of:=[.K7]-[.K6]" office:value-type="float" office:value="15">
            <text:p>15</text:p>
          </table:table-cell>
        </table:table-row>
        <table:table-row table:style-name="ro2">
          <table:table-cell office:value-type="string">
            <text:p>3D volume../data/Training_Batch\volume-102.nii</text:p>
          </table:table-cell>
          <table:table-cell office:value-type="string">
            <text:p><text:s/>677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411</text:p>
          </table:table-cell>
          <table:table-cell office:value-type="string">
            <text:p><text:s/>221</text:p>
          </table:table-cell>
          <table:table-cell office:value-type="string">
            <text:p><text:s/>45</text:p>
          </table:table-cell>
          <table:table-cell table:formula="of:=[.E8]+[.F8]+[.G8]" office:value-type="float" office:value="677">
            <text:p>677</text:p>
          </table:table-cell>
          <table:table-cell table:formula="of:=[.G8]/([.F8]+[.G8])" office:value-type="percentage" office:value="0.169172932330827">
            <text:p>17%</text:p>
          </table:table-cell>
          <table:table-cell table:style-name="ce2" office:value-type="percentage" office:value="0.5">
            <text:p>50.00%</text:p>
          </table:table-cell>
          <table:table-cell table:formula="of:=COUNTIF([.I$3:.I$133];&quot;&lt;&quot;&amp;[.J8])" office:value-type="float" office:value="94">
            <text:p>94</text:p>
          </table:table-cell>
          <table:table-cell/>
          <table:table-cell office:value-type="string">
            <text:p>40-50%</text:p>
          </table:table-cell>
          <table:table-cell table:formula="of:=[.K8]-[.K7]" office:value-type="float" office:value="13">
            <text:p>13</text:p>
          </table:table-cell>
        </table:table-row>
        <table:table-row table:style-name="ro2">
          <table:table-cell office:value-type="string">
            <text:p>3D volume../data/Training_Batch\volume-103.nii</text:p>
          </table:table-cell>
          <table:table-cell office:value-type="string">
            <text:p><text:s/>683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469</text:p>
          </table:table-cell>
          <table:table-cell office:value-type="string">
            <text:p><text:s/>150</text:p>
          </table:table-cell>
          <table:table-cell office:value-type="string">
            <text:p><text:s/>64</text:p>
          </table:table-cell>
          <table:table-cell table:formula="of:=[.E9]+[.F9]+[.G9]" office:value-type="float" office:value="683">
            <text:p>683</text:p>
          </table:table-cell>
          <table:table-cell table:formula="of:=[.G9]/([.F9]+[.G9])" office:value-type="percentage" office:value="0.299065420560748">
            <text:p>30%</text:p>
          </table:table-cell>
          <table:table-cell table:style-name="ce2" office:value-type="percentage" office:value="0.6">
            <text:p>60.00%</text:p>
          </table:table-cell>
          <table:table-cell table:formula="of:=COUNTIF([.I$3:.I$133];&quot;&lt;&quot;&amp;[.J9])" office:value-type="float" office:value="101">
            <text:p>101</text:p>
          </table:table-cell>
          <table:table-cell/>
          <table:table-cell office:value-type="string">
            <text:p>50-60%</text:p>
          </table:table-cell>
          <table:table-cell table:formula="of:=[.K9]-[.K8]" office:value-type="float" office:value="7">
            <text:p>7</text:p>
          </table:table-cell>
        </table:table-row>
        <table:table-row table:style-name="ro2">
          <table:table-cell office:value-type="string">
            <text:p>3D volume../data/Training_Batch\volume-104.nii</text:p>
          </table:table-cell>
          <table:table-cell office:value-type="string">
            <text:p><text:s/>78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87</text:p>
          </table:table-cell>
          <table:table-cell office:value-type="string">
            <text:p><text:s/>72</text:p>
          </table:table-cell>
          <table:table-cell office:value-type="string">
            <text:p><text:s/>122</text:p>
          </table:table-cell>
          <table:table-cell table:formula="of:=[.E10]+[.F10]+[.G10]" office:value-type="float" office:value="781">
            <text:p>781</text:p>
          </table:table-cell>
          <table:table-cell table:formula="of:=[.G10]/([.F10]+[.G10])" office:value-type="percentage" office:value="0.628865979381443">
            <text:p>63%</text:p>
          </table:table-cell>
          <table:table-cell table:style-name="ce2" office:value-type="percentage" office:value="0.7">
            <text:p>70.00%</text:p>
          </table:table-cell>
          <table:table-cell table:formula="of:=COUNTIF([.I$3:.I$133];&quot;&lt;&quot;&amp;[.J10])" office:value-type="float" office:value="111">
            <text:p>111</text:p>
          </table:table-cell>
          <table:table-cell/>
          <table:table-cell office:value-type="string">
            <text:p>60-70%</text:p>
          </table:table-cell>
          <table:table-cell table:formula="of:=[.K10]-[.K9]" office:value-type="float" office:value="10">
            <text:p>10</text:p>
          </table:table-cell>
        </table:table-row>
        <table:table-row table:style-name="ro2">
          <table:table-cell office:value-type="string">
            <text:p>3D volume../data/Training_Batch\volume-105.nii</text:p>
          </table:table-cell>
          <table:table-cell office:value-type="string">
            <text:p><text:s/>98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747</text:p>
          </table:table-cell>
          <table:table-cell office:value-type="string">
            <text:p><text:s/>239</text:p>
          </table:table-cell>
          <table:table-cell office:value-type="string">
            <text:p><text:s/>0</text:p>
          </table:table-cell>
          <table:table-cell table:formula="of:=[.E11]+[.F11]+[.G11]" office:value-type="float" office:value="986">
            <text:p>986</text:p>
          </table:table-cell>
          <table:table-cell table:formula="of:=[.G11]/([.F11]+[.G11])" office:value-type="percentage" office:value="0">
            <text:p>0%</text:p>
          </table:table-cell>
          <table:table-cell table:style-name="ce2" office:value-type="percentage" office:value="0.8">
            <text:p>80.00%</text:p>
          </table:table-cell>
          <table:table-cell table:formula="of:=COUNTIF([.I$3:.I$133];&quot;&lt;&quot;&amp;[.J11])" office:value-type="float" office:value="118">
            <text:p>118</text:p>
          </table:table-cell>
          <table:table-cell/>
          <table:table-cell office:value-type="string">
            <text:p>70-80%</text:p>
          </table:table-cell>
          <table:table-cell table:formula="of:=[.K11]-[.K10]" office:value-type="float" office:value="7">
            <text:p>7</text:p>
          </table:table-cell>
        </table:table-row>
        <table:table-row table:style-name="ro2">
          <table:table-cell office:value-type="string">
            <text:p>3D volume../data/Training_Batch\volume-106.nii</text:p>
          </table:table-cell>
          <table:table-cell office:value-type="string">
            <text:p><text:s/>77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03</text:p>
          </table:table-cell>
          <table:table-cell office:value-type="string">
            <text:p><text:s/>168</text:p>
          </table:table-cell>
          <table:table-cell office:value-type="string">
            <text:p><text:s/>0</text:p>
          </table:table-cell>
          <table:table-cell table:formula="of:=[.E12]+[.F12]+[.G12]" office:value-type="float" office:value="771">
            <text:p>771</text:p>
          </table:table-cell>
          <table:table-cell table:formula="of:=[.G12]/([.F12]+[.G12])" office:value-type="percentage" office:value="0">
            <text:p>0%</text:p>
          </table:table-cell>
          <table:table-cell table:style-name="ce2" office:value-type="percentage" office:value="0.9">
            <text:p>90.00%</text:p>
          </table:table-cell>
          <table:table-cell table:formula="of:=COUNTIF([.I$3:.I$133];&quot;&lt;&quot;&amp;[.J12])" office:value-type="float" office:value="128">
            <text:p>128</text:p>
          </table:table-cell>
          <table:table-cell/>
          <table:table-cell office:value-type="string">
            <text:p>80-90%</text:p>
          </table:table-cell>
          <table:table-cell table:formula="of:=[.K12]-[.K11]" office:value-type="float" office:value="10">
            <text:p>10</text:p>
          </table:table-cell>
        </table:table-row>
        <table:table-row table:style-name="ro2">
          <table:table-cell office:value-type="string">
            <text:p>3D volume../data/Training_Batch\volume-107.nii</text:p>
          </table:table-cell>
          <table:table-cell office:value-type="string">
            <text:p><text:s/>77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23</text:p>
          </table:table-cell>
          <table:table-cell office:value-type="string">
            <text:p><text:s/>176</text:p>
          </table:table-cell>
          <table:table-cell office:value-type="string">
            <text:p><text:s/>72</text:p>
          </table:table-cell>
          <table:table-cell table:formula="of:=[.E13]+[.F13]+[.G13]" office:value-type="float" office:value="771">
            <text:p>771</text:p>
          </table:table-cell>
          <table:table-cell table:formula="of:=[.G13]/([.F13]+[.G13])" office:value-type="percentage" office:value="0.290322580645161">
            <text:p>29%</text:p>
          </table:table-cell>
          <table:table-cell table:style-name="ce2" office:value-type="percentage" office:value="1">
            <text:p>100.00%</text:p>
          </table:table-cell>
          <table:table-cell table:formula="of:=COUNTIF([.I$3:.I$133];&quot;&lt;&quot;&amp;[.J13])" office:value-type="float" office:value="131">
            <text:p>131</text:p>
          </table:table-cell>
          <table:table-cell/>
          <table:table-cell office:value-type="string">
            <text:p>90-100%</text:p>
          </table:table-cell>
          <table:table-cell table:formula="of:=[.K13]-[.K12]" office:value-type="float" office:value="3">
            <text:p>3</text:p>
          </table:table-cell>
        </table:table-row>
        <table:table-row table:style-name="ro2">
          <table:table-cell office:value-type="string">
            <text:p>3D volume../data/Training_Batch\volume-108.nii</text:p>
          </table:table-cell>
          <table:table-cell office:value-type="string">
            <text:p><text:s/>85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51</text:p>
          </table:table-cell>
          <table:table-cell office:value-type="string">
            <text:p><text:s/>3</text:p>
          </table:table-cell>
          <table:table-cell office:value-type="string">
            <text:p><text:s/>202</text:p>
          </table:table-cell>
          <table:table-cell table:formula="of:=[.E14]+[.F14]+[.G14]" office:value-type="float" office:value="856">
            <text:p>856</text:p>
          </table:table-cell>
          <table:table-cell table:formula="of:=[.G14]/([.F14]+[.G14])" office:value-type="percentage" office:value="0.985365853658537">
            <text:p>99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09.nii</text:p>
          </table:table-cell>
          <table:table-cell office:value-type="string">
            <text:p><text:s/>75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62</text:p>
          </table:table-cell>
          <table:table-cell office:value-type="string">
            <text:p><text:s/>63</text:p>
          </table:table-cell>
          <table:table-cell office:value-type="string">
            <text:p><text:s/>131</text:p>
          </table:table-cell>
          <table:table-cell table:formula="of:=[.E15]+[.F15]+[.G15]" office:value-type="float" office:value="756">
            <text:p>756</text:p>
          </table:table-cell>
          <table:table-cell table:formula="of:=[.G15]/([.F15]+[.G15])" office:value-type="percentage" office:value="0.675257731958763">
            <text:p>68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1.nii</text:p>
          </table:table-cell>
          <table:table-cell office:value-type="string">
            <text:p><text:s/>46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99</text:p>
          </table:table-cell>
          <table:table-cell office:value-type="string">
            <text:p><text:s/>114</text:p>
          </table:table-cell>
          <table:table-cell office:value-type="string">
            <text:p><text:s/>53</text:p>
          </table:table-cell>
          <table:table-cell table:formula="of:=[.E16]+[.F16]+[.G16]" office:value-type="float" office:value="466">
            <text:p>466</text:p>
          </table:table-cell>
          <table:table-cell table:formula="of:=[.G16]/([.F16]+[.G16])" office:value-type="percentage" office:value="0.317365269461078">
            <text:p>32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10.nii</text:p>
          </table:table-cell>
          <table:table-cell office:value-type="string">
            <text:p><text:s/>81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27</text:p>
          </table:table-cell>
          <table:table-cell office:value-type="string">
            <text:p><text:s/>59</text:p>
          </table:table-cell>
          <table:table-cell office:value-type="string">
            <text:p><text:s/>130</text:p>
          </table:table-cell>
          <table:table-cell table:formula="of:=[.E17]+[.F17]+[.G17]" office:value-type="float" office:value="816">
            <text:p>816</text:p>
          </table:table-cell>
          <table:table-cell table:formula="of:=[.G17]/([.F17]+[.G17])" office:value-type="percentage" office:value="0.687830687830688">
            <text:p>69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11.nii</text:p>
          </table:table-cell>
          <table:table-cell office:value-type="string">
            <text:p><text:s/>76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28</text:p>
          </table:table-cell>
          <table:table-cell office:value-type="string">
            <text:p><text:s/>140</text:p>
          </table:table-cell>
          <table:table-cell office:value-type="string">
            <text:p><text:s/>93</text:p>
          </table:table-cell>
          <table:table-cell table:formula="of:=[.E18]+[.F18]+[.G18]" office:value-type="float" office:value="761">
            <text:p>761</text:p>
          </table:table-cell>
          <table:table-cell table:formula="of:=[.G18]/([.F18]+[.G18])" office:value-type="percentage" office:value="0.399141630901288">
            <text:p>4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12.nii</text:p>
          </table:table-cell>
          <table:table-cell office:value-type="string">
            <text:p><text:s/>75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60</text:p>
          </table:table-cell>
          <table:table-cell office:value-type="string">
            <text:p><text:s/>164</text:p>
          </table:table-cell>
          <table:table-cell office:value-type="string">
            <text:p><text:s/>27</text:p>
          </table:table-cell>
          <table:table-cell table:formula="of:=[.E19]+[.F19]+[.G19]" office:value-type="float" office:value="751">
            <text:p>751</text:p>
          </table:table-cell>
          <table:table-cell table:formula="of:=[.G19]/([.F19]+[.G19])" office:value-type="percentage" office:value="0.141361256544503">
            <text:p>14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13.nii</text:p>
          </table:table-cell>
          <table:table-cell office:value-type="string">
            <text:p><text:s/>83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66</text:p>
          </table:table-cell>
          <table:table-cell office:value-type="string">
            <text:p><text:s/>34</text:p>
          </table:table-cell>
          <table:table-cell office:value-type="string">
            <text:p><text:s/>136</text:p>
          </table:table-cell>
          <table:table-cell table:formula="of:=[.E20]+[.F20]+[.G20]" office:value-type="float" office:value="836">
            <text:p>836</text:p>
          </table:table-cell>
          <table:table-cell table:formula="of:=[.G20]/([.F20]+[.G20])" office:value-type="percentage" office:value="0.8">
            <text:p>8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14.nii</text:p>
          </table:table-cell>
          <table:table-cell office:value-type="string">
            <text:p><text:s/>84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31</text:p>
          </table:table-cell>
          <table:table-cell office:value-type="string">
            <text:p><text:s/>215</text:p>
          </table:table-cell>
          <table:table-cell office:value-type="string">
            <text:p><text:s/>0</text:p>
          </table:table-cell>
          <table:table-cell table:formula="of:=[.E21]+[.F21]+[.G21]" office:value-type="float" office:value="846">
            <text:p>846</text:p>
          </table:table-cell>
          <table:table-cell table:formula="of:=[.G21]/([.F21]+[.G21])" office:value-type="percentage" office:value="0">
            <text:p>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15.nii</text:p>
          </table:table-cell>
          <table:table-cell office:value-type="string">
            <text:p><text:s/>84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60</text:p>
          </table:table-cell>
          <table:table-cell office:value-type="string">
            <text:p><text:s/>186</text:p>
          </table:table-cell>
          <table:table-cell office:value-type="string">
            <text:p><text:s/>0</text:p>
          </table:table-cell>
          <table:table-cell table:formula="of:=[.E22]+[.F22]+[.G22]" office:value-type="float" office:value="846">
            <text:p>846</text:p>
          </table:table-cell>
          <table:table-cell table:formula="of:=[.G22]/([.F22]+[.G22])" office:value-type="percentage" office:value="0">
            <text:p>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16.nii</text:p>
          </table:table-cell>
          <table:table-cell office:value-type="string">
            <text:p><text:s/>908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89</text:p>
          </table:table-cell>
          <table:table-cell office:value-type="string">
            <text:p><text:s/>86</text:p>
          </table:table-cell>
          <table:table-cell office:value-type="string">
            <text:p><text:s/>133</text:p>
          </table:table-cell>
          <table:table-cell table:formula="of:=[.E23]+[.F23]+[.G23]" office:value-type="float" office:value="908">
            <text:p>908</text:p>
          </table:table-cell>
          <table:table-cell table:formula="of:=[.G23]/([.F23]+[.G23])" office:value-type="percentage" office:value="0.607305936073059">
            <text:p>61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17.nii</text:p>
          </table:table-cell>
          <table:table-cell office:value-type="string">
            <text:p><text:s/>83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76</text:p>
          </table:table-cell>
          <table:table-cell office:value-type="string">
            <text:p><text:s/>15</text:p>
          </table:table-cell>
          <table:table-cell office:value-type="string">
            <text:p><text:s/>245</text:p>
          </table:table-cell>
          <table:table-cell table:formula="of:=[.E24]+[.F24]+[.G24]" office:value-type="float" office:value="836">
            <text:p>836</text:p>
          </table:table-cell>
          <table:table-cell table:formula="of:=[.G24]/([.F24]+[.G24])" office:value-type="percentage" office:value="0.942307692307692">
            <text:p>94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18.nii</text:p>
          </table:table-cell>
          <table:table-cell office:value-type="string">
            <text:p><text:s/>427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05</text:p>
          </table:table-cell>
          <table:table-cell office:value-type="string">
            <text:p><text:s/>35</text:p>
          </table:table-cell>
          <table:table-cell office:value-type="string">
            <text:p><text:s/>87</text:p>
          </table:table-cell>
          <table:table-cell table:formula="of:=[.E25]+[.F25]+[.G25]" office:value-type="float" office:value="427">
            <text:p>427</text:p>
          </table:table-cell>
          <table:table-cell table:formula="of:=[.G25]/([.F25]+[.G25])" office:value-type="percentage" office:value="0.713114754098361">
            <text:p>71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19.nii</text:p>
          </table:table-cell>
          <table:table-cell office:value-type="string">
            <text:p><text:s/>46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29</text:p>
          </table:table-cell>
          <table:table-cell office:value-type="string">
            <text:p><text:s/>132</text:p>
          </table:table-cell>
          <table:table-cell office:value-type="string">
            <text:p><text:s/>0</text:p>
          </table:table-cell>
          <table:table-cell table:formula="of:=[.E26]+[.F26]+[.G26]" office:value-type="float" office:value="461">
            <text:p>461</text:p>
          </table:table-cell>
          <table:table-cell table:formula="of:=[.G26]/([.F26]+[.G26])" office:value-type="percentage" office:value="0">
            <text:p>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2.nii</text:p>
          </table:table-cell>
          <table:table-cell office:value-type="string">
            <text:p><text:s/>455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66</text:p>
          </table:table-cell>
          <table:table-cell office:value-type="string">
            <text:p><text:s/>180</text:p>
          </table:table-cell>
          <table:table-cell office:value-type="string">
            <text:p><text:s/>9</text:p>
          </table:table-cell>
          <table:table-cell table:formula="of:=[.E27]+[.F27]+[.G27]" office:value-type="float" office:value="455">
            <text:p>455</text:p>
          </table:table-cell>
          <table:table-cell table:formula="of:=[.G27]/([.F27]+[.G27])" office:value-type="percentage" office:value="0.0476190476190476">
            <text:p>5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20.nii</text:p>
          </table:table-cell>
          <table:table-cell office:value-type="string">
            <text:p><text:s/>424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04</text:p>
          </table:table-cell>
          <table:table-cell office:value-type="string">
            <text:p><text:s/>68</text:p>
          </table:table-cell>
          <table:table-cell office:value-type="string">
            <text:p><text:s/>52</text:p>
          </table:table-cell>
          <table:table-cell table:formula="of:=[.E28]+[.F28]+[.G28]" office:value-type="float" office:value="424">
            <text:p>424</text:p>
          </table:table-cell>
          <table:table-cell table:formula="of:=[.G28]/([.F28]+[.G28])" office:value-type="percentage" office:value="0.433333333333333">
            <text:p>43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21.nii</text:p>
          </table:table-cell>
          <table:table-cell office:value-type="string">
            <text:p><text:s/>463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50</text:p>
          </table:table-cell>
          <table:table-cell office:value-type="string">
            <text:p><text:s/>97</text:p>
          </table:table-cell>
          <table:table-cell office:value-type="string">
            <text:p><text:s/>16</text:p>
          </table:table-cell>
          <table:table-cell table:formula="of:=[.E29]+[.F29]+[.G29]" office:value-type="float" office:value="463">
            <text:p>463</text:p>
          </table:table-cell>
          <table:table-cell table:formula="of:=[.G29]/([.F29]+[.G29])" office:value-type="percentage" office:value="0.141592920353982">
            <text:p>14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22.nii</text:p>
          </table:table-cell>
          <table:table-cell office:value-type="string">
            <text:p><text:s/>422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04</text:p>
          </table:table-cell>
          <table:table-cell office:value-type="string">
            <text:p><text:s/>54</text:p>
          </table:table-cell>
          <table:table-cell office:value-type="string">
            <text:p><text:s/>64</text:p>
          </table:table-cell>
          <table:table-cell table:formula="of:=[.E30]+[.F30]+[.G30]" office:value-type="float" office:value="422">
            <text:p>422</text:p>
          </table:table-cell>
          <table:table-cell table:formula="of:=[.G30]/([.F30]+[.G30])" office:value-type="percentage" office:value="0.542372881355932">
            <text:p>54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23.nii</text:p>
          </table:table-cell>
          <table:table-cell office:value-type="string">
            <text:p><text:s/>432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17</text:p>
          </table:table-cell>
          <table:table-cell office:value-type="string">
            <text:p><text:s/>33</text:p>
          </table:table-cell>
          <table:table-cell office:value-type="string">
            <text:p><text:s/>82</text:p>
          </table:table-cell>
          <table:table-cell table:formula="of:=[.E31]+[.F31]+[.G31]" office:value-type="float" office:value="432">
            <text:p>432</text:p>
          </table:table-cell>
          <table:table-cell table:formula="of:=[.G31]/([.F31]+[.G31])" office:value-type="percentage" office:value="0.71304347826087">
            <text:p>71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24.nii</text:p>
          </table:table-cell>
          <table:table-cell office:value-type="string">
            <text:p><text:s/>407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95</text:p>
          </table:table-cell>
          <table:table-cell table:number-columns-repeated="2" office:value-type="string">
            <text:p><text:s/>56</text:p>
          </table:table-cell>
          <table:table-cell table:formula="of:=[.E32]+[.F32]+[.G32]" office:value-type="float" office:value="407">
            <text:p>407</text:p>
          </table:table-cell>
          <table:table-cell table:formula="of:=[.G32]/([.F32]+[.G32])" office:value-type="percentage" office:value="0.5">
            <text:p>5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25.nii</text:p>
          </table:table-cell>
          <table:table-cell office:value-type="string">
            <text:p><text:s/>410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98</text:p>
          </table:table-cell>
          <table:table-cell office:value-type="string">
            <text:p><text:s/>103</text:p>
          </table:table-cell>
          <table:table-cell office:value-type="string">
            <text:p><text:s/>9</text:p>
          </table:table-cell>
          <table:table-cell table:formula="of:=[.E33]+[.F33]+[.G33]" office:value-type="float" office:value="410">
            <text:p>410</text:p>
          </table:table-cell>
          <table:table-cell table:formula="of:=[.G33]/([.F33]+[.G33])" office:value-type="percentage" office:value="0.0803571428571429">
            <text:p>8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26.nii</text:p>
          </table:table-cell>
          <table:table-cell office:value-type="string">
            <text:p><text:s/>40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88</text:p>
          </table:table-cell>
          <table:table-cell office:value-type="string">
            <text:p><text:s/>98</text:p>
          </table:table-cell>
          <table:table-cell office:value-type="string">
            <text:p><text:s/>15</text:p>
          </table:table-cell>
          <table:table-cell table:formula="of:=[.E34]+[.F34]+[.G34]" office:value-type="float" office:value="401">
            <text:p>401</text:p>
          </table:table-cell>
          <table:table-cell table:formula="of:=[.G34]/([.F34]+[.G34])" office:value-type="percentage" office:value="0.132743362831858">
            <text:p>13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27.nii</text:p>
          </table:table-cell>
          <table:table-cell office:value-type="string">
            <text:p><text:s/>987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760</text:p>
          </table:table-cell>
          <table:table-cell office:value-type="string">
            <text:p><text:s/>224</text:p>
          </table:table-cell>
          <table:table-cell office:value-type="string">
            <text:p><text:s/>3</text:p>
          </table:table-cell>
          <table:table-cell table:formula="of:=[.E35]+[.F35]+[.G35]" office:value-type="float" office:value="987">
            <text:p>987</text:p>
          </table:table-cell>
          <table:table-cell table:formula="of:=[.G35]/([.F35]+[.G35])" office:value-type="percentage" office:value="0.013215859030837">
            <text:p>1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28.nii</text:p>
          </table:table-cell>
          <table:table-cell office:value-type="string">
            <text:p><text:s/>654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62</text:p>
          </table:table-cell>
          <table:table-cell office:value-type="string">
            <text:p><text:s/>148</text:p>
          </table:table-cell>
          <table:table-cell office:value-type="string">
            <text:p><text:s/>144</text:p>
          </table:table-cell>
          <table:table-cell table:formula="of:=[.E36]+[.F36]+[.G36]" office:value-type="float" office:value="654">
            <text:p>654</text:p>
          </table:table-cell>
          <table:table-cell table:formula="of:=[.G36]/([.F36]+[.G36])" office:value-type="percentage" office:value="0.493150684931507">
            <text:p>49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29.nii</text:p>
          </table:table-cell>
          <table:table-cell office:value-type="string">
            <text:p><text:s/>338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1</text:p>
          </table:table-cell>
          <table:table-cell office:value-type="string">
            <text:p><text:s/>51</text:p>
          </table:table-cell>
          <table:table-cell office:value-type="string">
            <text:p><text:s/>226</text:p>
          </table:table-cell>
          <table:table-cell table:formula="of:=[.E37]+[.F37]+[.G37]" office:value-type="float" office:value="338">
            <text:p>338</text:p>
          </table:table-cell>
          <table:table-cell table:formula="of:=[.G37]/([.F37]+[.G37])" office:value-type="percentage" office:value="0.815884476534296">
            <text:p>82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3.nii</text:p>
          </table:table-cell>
          <table:table-cell office:value-type="string">
            <text:p><text:s/>605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463</text:p>
          </table:table-cell>
          <table:table-cell office:value-type="string">
            <text:p><text:s/>79</text:p>
          </table:table-cell>
          <table:table-cell office:value-type="string">
            <text:p><text:s/>63</text:p>
          </table:table-cell>
          <table:table-cell table:formula="of:=[.E38]+[.F38]+[.G38]" office:value-type="float" office:value="605">
            <text:p>605</text:p>
          </table:table-cell>
          <table:table-cell table:formula="of:=[.G38]/([.F38]+[.G38])" office:value-type="percentage" office:value="0.443661971830986">
            <text:p>44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30.nii</text:p>
          </table:table-cell>
          <table:table-cell office:value-type="string">
            <text:p><text:s/>624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83</text:p>
          </table:table-cell>
          <table:table-cell office:value-type="string">
            <text:p><text:s/>42</text:p>
          </table:table-cell>
          <table:table-cell office:value-type="string">
            <text:p><text:s/>199</text:p>
          </table:table-cell>
          <table:table-cell table:formula="of:=[.E39]+[.F39]+[.G39]" office:value-type="float" office:value="624">
            <text:p>624</text:p>
          </table:table-cell>
          <table:table-cell table:formula="of:=[.G39]/([.F39]+[.G39])" office:value-type="percentage" office:value="0.825726141078838">
            <text:p>83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4.nii</text:p>
          </table:table-cell>
          <table:table-cell office:value-type="string">
            <text:p><text:s/>588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449</text:p>
          </table:table-cell>
          <table:table-cell office:value-type="string">
            <text:p><text:s/>123</text:p>
          </table:table-cell>
          <table:table-cell office:value-type="string">
            <text:p><text:s/>16</text:p>
          </table:table-cell>
          <table:table-cell table:formula="of:=[.E40]+[.F40]+[.G40]" office:value-type="float" office:value="588">
            <text:p>588</text:p>
          </table:table-cell>
          <table:table-cell table:formula="of:=[.G40]/([.F40]+[.G40])" office:value-type="percentage" office:value="0.115107913669065">
            <text:p>12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5.nii</text:p>
          </table:table-cell>
          <table:table-cell office:value-type="string">
            <text:p><text:s/>565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432</text:p>
          </table:table-cell>
          <table:table-cell office:value-type="string">
            <text:p><text:s/>121</text:p>
          </table:table-cell>
          <table:table-cell office:value-type="string">
            <text:p><text:s/>12</text:p>
          </table:table-cell>
          <table:table-cell table:formula="of:=[.E41]+[.F41]+[.G41]" office:value-type="float" office:value="565">
            <text:p>565</text:p>
          </table:table-cell>
          <table:table-cell table:formula="of:=[.G41]/([.F41]+[.G41])" office:value-type="percentage" office:value="0.0902255639097744">
            <text:p>9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6.nii</text:p>
          </table:table-cell>
          <table:table-cell office:value-type="string">
            <text:p><text:s/>689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02</text:p>
          </table:table-cell>
          <table:table-cell office:value-type="string">
            <text:p><text:s/>67</text:p>
          </table:table-cell>
          <table:table-cell office:value-type="string">
            <text:p><text:s/>120</text:p>
          </table:table-cell>
          <table:table-cell table:formula="of:=[.E42]+[.F42]+[.G42]" office:value-type="float" office:value="689">
            <text:p>689</text:p>
          </table:table-cell>
          <table:table-cell table:formula="of:=[.G42]/([.F42]+[.G42])" office:value-type="percentage" office:value="0.641711229946524">
            <text:p>64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7.nii</text:p>
          </table:table-cell>
          <table:table-cell office:value-type="string">
            <text:p><text:s/>82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28</text:p>
          </table:table-cell>
          <table:table-cell office:value-type="string">
            <text:p><text:s/>145</text:p>
          </table:table-cell>
          <table:table-cell office:value-type="string">
            <text:p><text:s/>53</text:p>
          </table:table-cell>
          <table:table-cell table:formula="of:=[.E43]+[.F43]+[.G43]" office:value-type="float" office:value="826">
            <text:p>826</text:p>
          </table:table-cell>
          <table:table-cell table:formula="of:=[.G43]/([.F43]+[.G43])" office:value-type="percentage" office:value="0.267676767676768">
            <text:p>27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8.nii</text:p>
          </table:table-cell>
          <table:table-cell office:value-type="string">
            <text:p><text:s/>845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56</text:p>
          </table:table-cell>
          <table:table-cell office:value-type="string">
            <text:p><text:s/>145</text:p>
          </table:table-cell>
          <table:table-cell office:value-type="string">
            <text:p><text:s/>44</text:p>
          </table:table-cell>
          <table:table-cell table:formula="of:=[.E44]+[.F44]+[.G44]" office:value-type="float" office:value="845">
            <text:p>845</text:p>
          </table:table-cell>
          <table:table-cell table:formula="of:=[.G44]/([.F44]+[.G44])" office:value-type="percentage" office:value="0.232804232804233">
            <text:p>23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19.nii</text:p>
          </table:table-cell>
          <table:table-cell office:value-type="string">
            <text:p><text:s/>547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59</text:p>
          </table:table-cell>
          <table:table-cell office:value-type="string">
            <text:p><text:s/>140</text:p>
          </table:table-cell>
          <table:table-cell office:value-type="string">
            <text:p><text:s/>48</text:p>
          </table:table-cell>
          <table:table-cell table:formula="of:=[.E45]+[.F45]+[.G45]" office:value-type="float" office:value="547">
            <text:p>547</text:p>
          </table:table-cell>
          <table:table-cell table:formula="of:=[.G45]/([.F45]+[.G45])" office:value-type="percentage" office:value="0.25531914893617">
            <text:p>26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2.nii</text:p>
          </table:table-cell>
          <table:table-cell office:value-type="string">
            <text:p><text:s/>517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78</text:p>
          </table:table-cell>
          <table:table-cell office:value-type="string">
            <text:p><text:s/>110</text:p>
          </table:table-cell>
          <table:table-cell office:value-type="string">
            <text:p><text:s/>29</text:p>
          </table:table-cell>
          <table:table-cell table:formula="of:=[.E46]+[.F46]+[.G46]" office:value-type="float" office:value="517">
            <text:p>517</text:p>
          </table:table-cell>
          <table:table-cell table:formula="of:=[.G46]/([.F46]+[.G46])" office:value-type="percentage" office:value="0.20863309352518">
            <text:p>21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20.nii</text:p>
          </table:table-cell>
          <table:table-cell office:value-type="string">
            <text:p><text:s/>574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80</text:p>
          </table:table-cell>
          <table:table-cell office:value-type="string">
            <text:p><text:s/>172</text:p>
          </table:table-cell>
          <table:table-cell office:value-type="string">
            <text:p><text:s/>22</text:p>
          </table:table-cell>
          <table:table-cell table:formula="of:=[.E47]+[.F47]+[.G47]" office:value-type="float" office:value="574">
            <text:p>574</text:p>
          </table:table-cell>
          <table:table-cell table:formula="of:=[.G47]/([.F47]+[.G47])" office:value-type="percentage" office:value="0.11340206185567">
            <text:p>11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21.nii</text:p>
          </table:table-cell>
          <table:table-cell office:value-type="string">
            <text:p><text:s/>437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62</text:p>
          </table:table-cell>
          <table:table-cell office:value-type="string">
            <text:p><text:s/>107</text:p>
          </table:table-cell>
          <table:table-cell office:value-type="string">
            <text:p><text:s/>68</text:p>
          </table:table-cell>
          <table:table-cell table:formula="of:=[.E48]+[.F48]+[.G48]" office:value-type="float" office:value="437">
            <text:p>437</text:p>
          </table:table-cell>
          <table:table-cell table:formula="of:=[.G48]/([.F48]+[.G48])" office:value-type="percentage" office:value="0.388571428571429">
            <text:p>39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22.nii</text:p>
          </table:table-cell>
          <table:table-cell office:value-type="string">
            <text:p><text:s/>247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01</text:p>
          </table:table-cell>
          <table:table-cell office:value-type="string">
            <text:p><text:s/>34</text:p>
          </table:table-cell>
          <table:table-cell office:value-type="string">
            <text:p><text:s/>12</text:p>
          </table:table-cell>
          <table:table-cell table:formula="of:=[.E49]+[.F49]+[.G49]" office:value-type="float" office:value="247">
            <text:p>247</text:p>
          </table:table-cell>
          <table:table-cell table:formula="of:=[.G49]/([.F49]+[.G49])" office:value-type="percentage" office:value="0.260869565217391">
            <text:p>26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23.nii</text:p>
          </table:table-cell>
          <table:table-cell office:value-type="string">
            <text:p><text:s/>39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75</text:p>
          </table:table-cell>
          <table:table-cell office:value-type="string">
            <text:p><text:s/>84</text:p>
          </table:table-cell>
          <table:table-cell office:value-type="string">
            <text:p><text:s/>32</text:p>
          </table:table-cell>
          <table:table-cell table:formula="of:=[.E50]+[.F50]+[.G50]" office:value-type="float" office:value="391">
            <text:p>391</text:p>
          </table:table-cell>
          <table:table-cell table:formula="of:=[.G50]/([.F50]+[.G50])" office:value-type="percentage" office:value="0.275862068965517">
            <text:p>28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24.nii</text:p>
          </table:table-cell>
          <table:table-cell office:value-type="string">
            <text:p><text:s/>27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58</text:p>
          </table:table-cell>
          <table:table-cell office:value-type="string">
            <text:p><text:s/>111</text:p>
          </table:table-cell>
          <table:table-cell office:value-type="string">
            <text:p><text:s/>7</text:p>
          </table:table-cell>
          <table:table-cell table:formula="of:=[.E51]+[.F51]+[.G51]" office:value-type="float" office:value="276">
            <text:p>276</text:p>
          </table:table-cell>
          <table:table-cell table:formula="of:=[.G51]/([.F51]+[.G51])" office:value-type="percentage" office:value="0.0593220338983051">
            <text:p>6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25.nii</text:p>
          </table:table-cell>
          <table:table-cell office:value-type="string">
            <text:p><text:s/>60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69</text:p>
          </table:table-cell>
          <table:table-cell office:value-type="string">
            <text:p><text:s/>221</text:p>
          </table:table-cell>
          <table:table-cell office:value-type="string">
            <text:p><text:s/>11</text:p>
          </table:table-cell>
          <table:table-cell table:formula="of:=[.E52]+[.F52]+[.G52]" office:value-type="float" office:value="601">
            <text:p>601</text:p>
          </table:table-cell>
          <table:table-cell table:formula="of:=[.G52]/([.F52]+[.G52])" office:value-type="percentage" office:value="0.0474137931034483">
            <text:p>5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26.nii</text:p>
          </table:table-cell>
          <table:table-cell office:value-type="string">
            <text:p><text:s/>668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476</text:p>
          </table:table-cell>
          <table:table-cell office:value-type="string">
            <text:p><text:s/>107</text:p>
          </table:table-cell>
          <table:table-cell office:value-type="string">
            <text:p><text:s/>85</text:p>
          </table:table-cell>
          <table:table-cell table:formula="of:=[.E53]+[.F53]+[.G53]" office:value-type="float" office:value="668">
            <text:p>668</text:p>
          </table:table-cell>
          <table:table-cell table:formula="of:=[.G53]/([.F53]+[.G53])" office:value-type="percentage" office:value="0.442708333333333">
            <text:p>44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27.nii</text:p>
          </table:table-cell>
          <table:table-cell office:value-type="string">
            <text:p><text:s/>86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32</text:p>
          </table:table-cell>
          <table:table-cell office:value-type="string">
            <text:p><text:s/>85</text:p>
          </table:table-cell>
          <table:table-cell office:value-type="string">
            <text:p><text:s/>144</text:p>
          </table:table-cell>
          <table:table-cell table:formula="of:=[.E54]+[.F54]+[.G54]" office:value-type="float" office:value="861">
            <text:p>861</text:p>
          </table:table-cell>
          <table:table-cell table:formula="of:=[.G54]/([.F54]+[.G54])" office:value-type="percentage" office:value="0.62882096069869">
            <text:p>63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28.nii</text:p>
          </table:table-cell>
          <table:table-cell office:value-type="string">
            <text:p><text:s/>129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1</text:p>
          </table:table-cell>
          <table:table-cell office:value-type="string">
            <text:p><text:s/>24</text:p>
          </table:table-cell>
          <table:table-cell office:value-type="string">
            <text:p><text:s/>74</text:p>
          </table:table-cell>
          <table:table-cell table:formula="of:=[.E55]+[.F55]+[.G55]" office:value-type="float" office:value="129">
            <text:p>129</text:p>
          </table:table-cell>
          <table:table-cell table:formula="of:=[.G55]/([.F55]+[.G55])" office:value-type="percentage" office:value="0.755102040816326">
            <text:p>76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29.nii</text:p>
          </table:table-cell>
          <table:table-cell office:value-type="string">
            <text:p><text:s/>172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8</text:p>
          </table:table-cell>
          <table:table-cell office:value-type="string">
            <text:p><text:s/>92</text:p>
          </table:table-cell>
          <table:table-cell office:value-type="string">
            <text:p><text:s/>22</text:p>
          </table:table-cell>
          <table:table-cell table:formula="of:=[.E56]+[.F56]+[.G56]" office:value-type="float" office:value="172">
            <text:p>172</text:p>
          </table:table-cell>
          <table:table-cell table:formula="of:=[.G56]/([.F56]+[.G56])" office:value-type="percentage" office:value="0.192982456140351">
            <text:p>19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3.nii</text:p>
          </table:table-cell>
          <table:table-cell office:value-type="string">
            <text:p><text:s/>534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65</text:p>
          </table:table-cell>
          <table:table-cell office:value-type="string">
            <text:p><text:s/>154</text:p>
          </table:table-cell>
          <table:table-cell office:value-type="string">
            <text:p><text:s/>15</text:p>
          </table:table-cell>
          <table:table-cell table:formula="of:=[.E57]+[.F57]+[.G57]" office:value-type="float" office:value="534">
            <text:p>534</text:p>
          </table:table-cell>
          <table:table-cell table:formula="of:=[.G57]/([.F57]+[.G57])" office:value-type="percentage" office:value="0.0887573964497041">
            <text:p>9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30.nii</text:p>
          </table:table-cell>
          <table:table-cell office:value-type="string">
            <text:p><text:s/>200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77</text:p>
          </table:table-cell>
          <table:table-cell office:value-type="string">
            <text:p><text:s/>105</text:p>
          </table:table-cell>
          <table:table-cell office:value-type="string">
            <text:p><text:s/>18</text:p>
          </table:table-cell>
          <table:table-cell table:formula="of:=[.E58]+[.F58]+[.G58]" office:value-type="float" office:value="200">
            <text:p>200</text:p>
          </table:table-cell>
          <table:table-cell table:formula="of:=[.G58]/([.F58]+[.G58])" office:value-type="percentage" office:value="0.146341463414634">
            <text:p>15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31.nii</text:p>
          </table:table-cell>
          <table:table-cell office:value-type="string">
            <text:p><text:s/>9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4</text:p>
          </table:table-cell>
          <table:table-cell office:value-type="string">
            <text:p><text:s/>30</text:p>
          </table:table-cell>
          <table:table-cell office:value-type="string">
            <text:p><text:s/>37</text:p>
          </table:table-cell>
          <table:table-cell table:formula="of:=[.E59]+[.F59]+[.G59]" office:value-type="float" office:value="91">
            <text:p>91</text:p>
          </table:table-cell>
          <table:table-cell table:formula="of:=[.G59]/([.F59]+[.G59])" office:value-type="percentage" office:value="0.552238805970149">
            <text:p>55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32.nii</text:p>
          </table:table-cell>
          <table:table-cell office:value-type="string">
            <text:p><text:s/>139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0</text:p>
          </table:table-cell>
          <table:table-cell office:value-type="string">
            <text:p><text:s/>119</text:p>
          </table:table-cell>
          <table:table-cell office:value-type="string">
            <text:p><text:s/>0</text:p>
          </table:table-cell>
          <table:table-cell table:formula="of:=[.E60]+[.F60]+[.G60]" office:value-type="float" office:value="139">
            <text:p>139</text:p>
          </table:table-cell>
          <table:table-cell table:formula="of:=[.G60]/([.F60]+[.G60])" office:value-type="percentage" office:value="0">
            <text:p>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33.nii</text:p>
          </table:table-cell>
          <table:table-cell office:value-type="string">
            <text:p><text:s/>135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9</text:p>
          </table:table-cell>
          <table:table-cell office:value-type="string">
            <text:p><text:s/>18</text:p>
          </table:table-cell>
          <table:table-cell office:value-type="string">
            <text:p><text:s/>78</text:p>
          </table:table-cell>
          <table:table-cell table:formula="of:=[.E61]+[.F61]+[.G61]" office:value-type="float" office:value="135">
            <text:p>135</text:p>
          </table:table-cell>
          <table:table-cell table:formula="of:=[.G61]/([.F61]+[.G61])" office:value-type="percentage" office:value="0.8125">
            <text:p>81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34.nii</text:p>
          </table:table-cell>
          <table:table-cell office:value-type="string">
            <text:p><text:s/>15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3</text:p>
          </table:table-cell>
          <table:table-cell office:value-type="string">
            <text:p><text:s/>98</text:p>
          </table:table-cell>
          <table:table-cell office:value-type="string">
            <text:p><text:s/>0</text:p>
          </table:table-cell>
          <table:table-cell table:formula="of:=[.E62]+[.F62]+[.G62]" office:value-type="float" office:value="151">
            <text:p>151</text:p>
          </table:table-cell>
          <table:table-cell table:formula="of:=[.G62]/([.F62]+[.G62])" office:value-type="percentage" office:value="0">
            <text:p>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35.nii</text:p>
          </table:table-cell>
          <table:table-cell office:value-type="string">
            <text:p><text:s/>124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8</text:p>
          </table:table-cell>
          <table:table-cell office:value-type="string">
            <text:p><text:s/>87</text:p>
          </table:table-cell>
          <table:table-cell office:value-type="string">
            <text:p><text:s/>29</text:p>
          </table:table-cell>
          <table:table-cell table:formula="of:=[.E63]+[.F63]+[.G63]" office:value-type="float" office:value="124">
            <text:p>124</text:p>
          </table:table-cell>
          <table:table-cell table:formula="of:=[.G63]/([.F63]+[.G63])" office:value-type="percentage" office:value="0.25">
            <text:p>25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36.nii</text:p>
          </table:table-cell>
          <table:table-cell office:value-type="string">
            <text:p><text:s/>11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2</text:p>
          </table:table-cell>
          <table:table-cell office:value-type="string">
            <text:p><text:s/>59</text:p>
          </table:table-cell>
          <table:table-cell office:value-type="string">
            <text:p><text:s/>30</text:p>
          </table:table-cell>
          <table:table-cell table:formula="of:=[.E64]+[.F64]+[.G64]" office:value-type="float" office:value="111">
            <text:p>111</text:p>
          </table:table-cell>
          <table:table-cell table:formula="of:=[.G64]/([.F64]+[.G64])" office:value-type="percentage" office:value="0.337078651685393">
            <text:p>34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37.nii</text:p>
          </table:table-cell>
          <table:table-cell office:value-type="string">
            <text:p><text:s/>122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3</text:p>
          </table:table-cell>
          <table:table-cell office:value-type="string">
            <text:p><text:s/>51</text:p>
          </table:table-cell>
          <table:table-cell office:value-type="string">
            <text:p><text:s/>48</text:p>
          </table:table-cell>
          <table:table-cell table:formula="of:=[.E65]+[.F65]+[.G65]" office:value-type="float" office:value="122">
            <text:p>122</text:p>
          </table:table-cell>
          <table:table-cell table:formula="of:=[.G65]/([.F65]+[.G65])" office:value-type="percentage" office:value="0.484848484848485">
            <text:p>48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38.nii</text:p>
          </table:table-cell>
          <table:table-cell office:value-type="string">
            <text:p><text:s/>132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6</text:p>
          </table:table-cell>
          <table:table-cell office:value-type="string">
            <text:p><text:s/>96</text:p>
          </table:table-cell>
          <table:table-cell office:value-type="string">
            <text:p><text:s/>0</text:p>
          </table:table-cell>
          <table:table-cell table:formula="of:=[.E66]+[.F66]+[.G66]" office:value-type="float" office:value="132">
            <text:p>132</text:p>
          </table:table-cell>
          <table:table-cell table:formula="of:=[.G66]/([.F66]+[.G66])" office:value-type="percentage" office:value="0">
            <text:p>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39.nii</text:p>
          </table:table-cell>
          <table:table-cell office:value-type="string">
            <text:p><text:s/>260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1</text:p>
          </table:table-cell>
          <table:table-cell office:value-type="string">
            <text:p><text:s/>163</text:p>
          </table:table-cell>
          <table:table-cell office:value-type="string">
            <text:p><text:s/>76</text:p>
          </table:table-cell>
          <table:table-cell table:formula="of:=[.E67]+[.F67]+[.G67]" office:value-type="float" office:value="260">
            <text:p>260</text:p>
          </table:table-cell>
          <table:table-cell table:formula="of:=[.G67]/([.F67]+[.G67])" office:value-type="percentage" office:value="0.317991631799163">
            <text:p>32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4.nii</text:p>
          </table:table-cell>
          <table:table-cell office:value-type="string">
            <text:p><text:s/>84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91</text:p>
          </table:table-cell>
          <table:table-cell office:value-type="string">
            <text:p><text:s/>6</text:p>
          </table:table-cell>
          <table:table-cell office:value-type="string">
            <text:p><text:s/>244</text:p>
          </table:table-cell>
          <table:table-cell table:formula="of:=[.E68]+[.F68]+[.G68]" office:value-type="float" office:value="841">
            <text:p>841</text:p>
          </table:table-cell>
          <table:table-cell table:formula="of:=[.G68]/([.F68]+[.G68])" office:value-type="percentage" office:value="0.976">
            <text:p>98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40.nii</text:p>
          </table:table-cell>
          <table:table-cell office:value-type="string">
            <text:p><text:s/>122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2</text:p>
          </table:table-cell>
          <table:table-cell office:value-type="string">
            <text:p><text:s/>36</text:p>
          </table:table-cell>
          <table:table-cell office:value-type="string">
            <text:p><text:s/>54</text:p>
          </table:table-cell>
          <table:table-cell table:formula="of:=[.E69]+[.F69]+[.G69]" office:value-type="float" office:value="122">
            <text:p>122</text:p>
          </table:table-cell>
          <table:table-cell table:formula="of:=[.G69]/([.F69]+[.G69])" office:value-type="percentage" office:value="0.6">
            <text:p>6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41.nii</text:p>
          </table:table-cell>
          <table:table-cell office:value-type="string">
            <text:p><text:s/>113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9</text:p>
          </table:table-cell>
          <table:table-cell office:value-type="string">
            <text:p><text:s/>104</text:p>
          </table:table-cell>
          <table:table-cell office:value-type="string">
            <text:p><text:s/>0</text:p>
          </table:table-cell>
          <table:table-cell table:formula="of:=[.E70]+[.F70]+[.G70]" office:value-type="float" office:value="113">
            <text:p>113</text:p>
          </table:table-cell>
          <table:table-cell table:formula="of:=[.G70]/([.F70]+[.G70])" office:value-type="percentage" office:value="0">
            <text:p>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42.nii</text:p>
          </table:table-cell>
          <table:table-cell office:value-type="string">
            <text:p><text:s/>125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0</text:p>
          </table:table-cell>
          <table:table-cell office:value-type="string">
            <text:p><text:s/>108</text:p>
          </table:table-cell>
          <table:table-cell office:value-type="string">
            <text:p><text:s/>7</text:p>
          </table:table-cell>
          <table:table-cell table:formula="of:=[.E71]+[.F71]+[.G71]" office:value-type="float" office:value="125">
            <text:p>125</text:p>
          </table:table-cell>
          <table:table-cell table:formula="of:=[.G71]/([.F71]+[.G71])" office:value-type="percentage" office:value="0.0608695652173913">
            <text:p>6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43.nii</text:p>
          </table:table-cell>
          <table:table-cell office:value-type="string">
            <text:p><text:s/>155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42</text:p>
          </table:table-cell>
          <table:table-cell office:value-type="string">
            <text:p><text:s/>98</text:p>
          </table:table-cell>
          <table:table-cell office:value-type="string">
            <text:p><text:s/>15</text:p>
          </table:table-cell>
          <table:table-cell table:formula="of:=[.E72]+[.F72]+[.G72]" office:value-type="float" office:value="155">
            <text:p>155</text:p>
          </table:table-cell>
          <table:table-cell table:formula="of:=[.G72]/([.F72]+[.G72])" office:value-type="percentage" office:value="0.132743362831858">
            <text:p>13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44.nii</text:p>
          </table:table-cell>
          <table:table-cell office:value-type="string">
            <text:p><text:s/>119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</text:p>
          </table:table-cell>
          <table:table-cell office:value-type="string">
            <text:p><text:s/>77</text:p>
          </table:table-cell>
          <table:table-cell office:value-type="string">
            <text:p><text:s/>36</text:p>
          </table:table-cell>
          <table:table-cell table:formula="of:=[.E73]+[.F73]+[.G73]" office:value-type="float" office:value="119">
            <text:p>119</text:p>
          </table:table-cell>
          <table:table-cell table:formula="of:=[.G73]/([.F73]+[.G73])" office:value-type="percentage" office:value="0.31858407079646">
            <text:p>32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45.nii</text:p>
          </table:table-cell>
          <table:table-cell office:value-type="string">
            <text:p><text:s/>74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5</text:p>
          </table:table-cell>
          <table:table-cell office:value-type="string">
            <text:p><text:s/>48</text:p>
          </table:table-cell>
          <table:table-cell office:value-type="string">
            <text:p><text:s/>11</text:p>
          </table:table-cell>
          <table:table-cell table:formula="of:=[.E74]+[.F74]+[.G74]" office:value-type="float" office:value="74">
            <text:p>74</text:p>
          </table:table-cell>
          <table:table-cell table:formula="of:=[.G74]/([.F74]+[.G74])" office:value-type="percentage" office:value="0.186440677966102">
            <text:p>19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46.nii</text:p>
          </table:table-cell>
          <table:table-cell office:value-type="string">
            <text:p><text:s/>124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83</text:p>
          </table:table-cell>
          <table:table-cell office:value-type="string">
            <text:p><text:s/>8</text:p>
          </table:table-cell>
          <table:table-cell office:value-type="string">
            <text:p><text:s/>33</text:p>
          </table:table-cell>
          <table:table-cell table:formula="of:=[.E75]+[.F75]+[.G75]" office:value-type="float" office:value="124">
            <text:p>124</text:p>
          </table:table-cell>
          <table:table-cell table:formula="of:=[.G75]/([.F75]+[.G75])" office:value-type="percentage" office:value="0.804878048780488">
            <text:p>8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47.nii</text:p>
          </table:table-cell>
          <table:table-cell office:value-type="string">
            <text:p><text:s/>225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40</text:p>
          </table:table-cell>
          <table:table-cell office:value-type="string">
            <text:p><text:s/>85</text:p>
          </table:table-cell>
          <table:table-cell office:value-type="string">
            <text:p><text:s/>0</text:p>
          </table:table-cell>
          <table:table-cell table:formula="of:=[.E76]+[.F76]+[.G76]" office:value-type="float" office:value="225">
            <text:p>225</text:p>
          </table:table-cell>
          <table:table-cell table:formula="of:=[.G76]/([.F76]+[.G76])" office:value-type="percentage" office:value="0">
            <text:p>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48.nii</text:p>
          </table:table-cell>
          <table:table-cell office:value-type="string">
            <text:p><text:s/>244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75</text:p>
          </table:table-cell>
          <table:table-cell office:value-type="string">
            <text:p><text:s/>42</text:p>
          </table:table-cell>
          <table:table-cell office:value-type="string">
            <text:p><text:s/>27</text:p>
          </table:table-cell>
          <table:table-cell table:formula="of:=[.E77]+[.F77]+[.G77]" office:value-type="float" office:value="244">
            <text:p>244</text:p>
          </table:table-cell>
          <table:table-cell table:formula="of:=[.G77]/([.F77]+[.G77])" office:value-type="percentage" office:value="0.391304347826087">
            <text:p>39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49.nii</text:p>
          </table:table-cell>
          <table:table-cell office:value-type="string">
            <text:p><text:s/>254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81</text:p>
          </table:table-cell>
          <table:table-cell office:value-type="string">
            <text:p><text:s/>50</text:p>
          </table:table-cell>
          <table:table-cell office:value-type="string">
            <text:p><text:s/>23</text:p>
          </table:table-cell>
          <table:table-cell table:formula="of:=[.E78]+[.F78]+[.G78]" office:value-type="float" office:value="254">
            <text:p>254</text:p>
          </table:table-cell>
          <table:table-cell table:formula="of:=[.G78]/([.F78]+[.G78])" office:value-type="percentage" office:value="0.315068493150685">
            <text:p>32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5.nii</text:p>
          </table:table-cell>
          <table:table-cell office:value-type="string">
            <text:p><text:s/>537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61</text:p>
          </table:table-cell>
          <table:table-cell office:value-type="string">
            <text:p><text:s/>165</text:p>
          </table:table-cell>
          <table:table-cell office:value-type="string">
            <text:p><text:s/>11</text:p>
          </table:table-cell>
          <table:table-cell table:formula="of:=[.E79]+[.F79]+[.G79]" office:value-type="float" office:value="537">
            <text:p>537</text:p>
          </table:table-cell>
          <table:table-cell table:formula="of:=[.G79]/([.F79]+[.G79])" office:value-type="percentage" office:value="0.0625">
            <text:p>6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50.nii</text:p>
          </table:table-cell>
          <table:table-cell office:value-type="string">
            <text:p><text:s/>240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76</text:p>
          </table:table-cell>
          <table:table-cell office:value-type="string">
            <text:p><text:s/>57</text:p>
          </table:table-cell>
          <table:table-cell office:value-type="string">
            <text:p><text:s/>7</text:p>
          </table:table-cell>
          <table:table-cell table:formula="of:=[.E80]+[.F80]+[.G80]" office:value-type="float" office:value="240">
            <text:p>240</text:p>
          </table:table-cell>
          <table:table-cell table:formula="of:=[.G80]/([.F80]+[.G80])" office:value-type="percentage" office:value="0.109375">
            <text:p>11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51.nii</text:p>
          </table:table-cell>
          <table:table-cell office:value-type="string">
            <text:p><text:s/>227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71</text:p>
          </table:table-cell>
          <table:table-cell office:value-type="string">
            <text:p><text:s/>21</text:p>
          </table:table-cell>
          <table:table-cell office:value-type="string">
            <text:p><text:s/>35</text:p>
          </table:table-cell>
          <table:table-cell table:formula="of:=[.E81]+[.F81]+[.G81]" office:value-type="float" office:value="227">
            <text:p>227</text:p>
          </table:table-cell>
          <table:table-cell table:formula="of:=[.G81]/([.F81]+[.G81])" office:value-type="percentage" office:value="0.625">
            <text:p>63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52.nii</text:p>
          </table:table-cell>
          <table:table-cell office:value-type="string">
            <text:p><text:s/>237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81</text:p>
          </table:table-cell>
          <table:table-cell office:value-type="string">
            <text:p><text:s/>35</text:p>
          </table:table-cell>
          <table:table-cell office:value-type="string">
            <text:p><text:s/>21</text:p>
          </table:table-cell>
          <table:table-cell table:formula="of:=[.E82]+[.F82]+[.G82]" office:value-type="float" office:value="237">
            <text:p>237</text:p>
          </table:table-cell>
          <table:table-cell table:formula="of:=[.G82]/([.F82]+[.G82])" office:value-type="percentage" office:value="0.375">
            <text:p>38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53.nii</text:p>
          </table:table-cell>
          <table:table-cell office:value-type="string">
            <text:p><text:s/>105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1</text:p>
          </table:table-cell>
          <table:table-cell office:value-type="string">
            <text:p><text:s/>34</text:p>
          </table:table-cell>
          <table:table-cell office:value-type="string">
            <text:p><text:s/>10</text:p>
          </table:table-cell>
          <table:table-cell table:formula="of:=[.E83]+[.F83]+[.G83]" office:value-type="float" office:value="105">
            <text:p>105</text:p>
          </table:table-cell>
          <table:table-cell table:formula="of:=[.G83]/([.F83]+[.G83])" office:value-type="percentage" office:value="0.227272727272727">
            <text:p>23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54.nii</text:p>
          </table:table-cell>
          <table:table-cell office:value-type="string">
            <text:p><text:s/>9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7</text:p>
          </table:table-cell>
          <table:table-cell office:value-type="string">
            <text:p><text:s/>25</text:p>
          </table:table-cell>
          <table:table-cell office:value-type="string">
            <text:p><text:s/>4</text:p>
          </table:table-cell>
          <table:table-cell table:formula="of:=[.E84]+[.F84]+[.G84]" office:value-type="float" office:value="96">
            <text:p>96</text:p>
          </table:table-cell>
          <table:table-cell table:formula="of:=[.G84]/([.F84]+[.G84])" office:value-type="percentage" office:value="0.137931034482759">
            <text:p>14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55.nii</text:p>
          </table:table-cell>
          <table:table-cell office:value-type="string">
            <text:p><text:s/>192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00</text:p>
          </table:table-cell>
          <table:table-cell office:value-type="string">
            <text:p><text:s/>86</text:p>
          </table:table-cell>
          <table:table-cell office:value-type="string">
            <text:p><text:s/>6</text:p>
          </table:table-cell>
          <table:table-cell table:formula="of:=[.E85]+[.F85]+[.G85]" office:value-type="float" office:value="192">
            <text:p>192</text:p>
          </table:table-cell>
          <table:table-cell table:formula="of:=[.G85]/([.F85]+[.G85])" office:value-type="percentage" office:value="0.0652173913043478">
            <text:p>7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56.nii</text:p>
          </table:table-cell>
          <table:table-cell office:value-type="string">
            <text:p><text:s/>239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48</text:p>
          </table:table-cell>
          <table:table-cell office:value-type="string">
            <text:p><text:s/>25</text:p>
          </table:table-cell>
          <table:table-cell office:value-type="string">
            <text:p><text:s/>66</text:p>
          </table:table-cell>
          <table:table-cell table:formula="of:=[.E86]+[.F86]+[.G86]" office:value-type="float" office:value="239">
            <text:p>239</text:p>
          </table:table-cell>
          <table:table-cell table:formula="of:=[.G86]/([.F86]+[.G86])" office:value-type="percentage" office:value="0.725274725274725">
            <text:p>73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57.nii</text:p>
          </table:table-cell>
          <table:table-cell office:value-type="string">
            <text:p><text:s/>36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17</text:p>
          </table:table-cell>
          <table:table-cell office:value-type="string">
            <text:p><text:s/>127</text:p>
          </table:table-cell>
          <table:table-cell office:value-type="string">
            <text:p><text:s/>22</text:p>
          </table:table-cell>
          <table:table-cell table:formula="of:=[.E87]+[.F87]+[.G87]" office:value-type="float" office:value="366">
            <text:p>366</text:p>
          </table:table-cell>
          <table:table-cell table:formula="of:=[.G87]/([.F87]+[.G87])" office:value-type="percentage" office:value="0.147651006711409">
            <text:p>15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58.nii</text:p>
          </table:table-cell>
          <table:table-cell office:value-type="string">
            <text:p><text:s/>212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29</text:p>
          </table:table-cell>
          <table:table-cell office:value-type="string">
            <text:p><text:s/>66</text:p>
          </table:table-cell>
          <table:table-cell office:value-type="string">
            <text:p><text:s/>17</text:p>
          </table:table-cell>
          <table:table-cell table:formula="of:=[.E88]+[.F88]+[.G88]" office:value-type="float" office:value="212">
            <text:p>212</text:p>
          </table:table-cell>
          <table:table-cell table:formula="of:=[.G88]/([.F88]+[.G88])" office:value-type="percentage" office:value="0.204819277108434">
            <text:p>2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59.nii</text:p>
          </table:table-cell>
          <table:table-cell office:value-type="string">
            <text:p><text:s/>21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39</text:p>
          </table:table-cell>
          <table:table-cell office:value-type="string">
            <text:p><text:s/>73</text:p>
          </table:table-cell>
          <table:table-cell office:value-type="string">
            <text:p><text:s/>4</text:p>
          </table:table-cell>
          <table:table-cell table:formula="of:=[.E89]+[.F89]+[.G89]" office:value-type="float" office:value="216">
            <text:p>216</text:p>
          </table:table-cell>
          <table:table-cell table:formula="of:=[.G89]/([.F89]+[.G89])" office:value-type="percentage" office:value="0.051948051948052">
            <text:p>5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6.nii</text:p>
          </table:table-cell>
          <table:table-cell office:value-type="string">
            <text:p><text:s/>518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32</text:p>
          </table:table-cell>
          <table:table-cell office:value-type="string">
            <text:p><text:s/>94</text:p>
          </table:table-cell>
          <table:table-cell office:value-type="string">
            <text:p><text:s/>92</text:p>
          </table:table-cell>
          <table:table-cell table:formula="of:=[.E90]+[.F90]+[.G90]" office:value-type="float" office:value="518">
            <text:p>518</text:p>
          </table:table-cell>
          <table:table-cell table:formula="of:=[.G90]/([.F90]+[.G90])" office:value-type="percentage" office:value="0.494623655913979">
            <text:p>49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60.nii</text:p>
          </table:table-cell>
          <table:table-cell office:value-type="string">
            <text:p><text:s/>244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65</text:p>
          </table:table-cell>
          <table:table-cell office:value-type="string">
            <text:p><text:s/>61</text:p>
          </table:table-cell>
          <table:table-cell office:value-type="string">
            <text:p><text:s/>18</text:p>
          </table:table-cell>
          <table:table-cell table:formula="of:=[.E91]+[.F91]+[.G91]" office:value-type="float" office:value="244">
            <text:p>244</text:p>
          </table:table-cell>
          <table:table-cell table:formula="of:=[.G91]/([.F91]+[.G91])" office:value-type="percentage" office:value="0.227848101265823">
            <text:p>23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61.nii</text:p>
          </table:table-cell>
          <table:table-cell office:value-type="string">
            <text:p><text:s/>193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32</text:p>
          </table:table-cell>
          <table:table-cell office:value-type="string">
            <text:p><text:s/>50</text:p>
          </table:table-cell>
          <table:table-cell office:value-type="string">
            <text:p><text:s/>11</text:p>
          </table:table-cell>
          <table:table-cell table:formula="of:=[.E92]+[.F92]+[.G92]" office:value-type="float" office:value="193">
            <text:p>193</text:p>
          </table:table-cell>
          <table:table-cell table:formula="of:=[.G92]/([.F92]+[.G92])" office:value-type="percentage" office:value="0.180327868852459">
            <text:p>18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62.nii</text:p>
          </table:table-cell>
          <table:table-cell office:value-type="string">
            <text:p><text:s/>188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99</text:p>
          </table:table-cell>
          <table:table-cell office:value-type="string">
            <text:p><text:s/>76</text:p>
          </table:table-cell>
          <table:table-cell office:value-type="string">
            <text:p><text:s/>13</text:p>
          </table:table-cell>
          <table:table-cell table:formula="of:=[.E93]+[.F93]+[.G93]" office:value-type="float" office:value="188">
            <text:p>188</text:p>
          </table:table-cell>
          <table:table-cell table:formula="of:=[.G93]/([.F93]+[.G93])" office:value-type="percentage" office:value="0.146067415730337">
            <text:p>15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63.nii</text:p>
          </table:table-cell>
          <table:table-cell office:value-type="string">
            <text:p><text:s/>104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7</text:p>
          </table:table-cell>
          <table:table-cell office:value-type="string">
            <text:p><text:s/>30</text:p>
          </table:table-cell>
          <table:table-cell office:value-type="string">
            <text:p><text:s/>7</text:p>
          </table:table-cell>
          <table:table-cell table:formula="of:=[.E94]+[.F94]+[.G94]" office:value-type="float" office:value="104">
            <text:p>104</text:p>
          </table:table-cell>
          <table:table-cell table:formula="of:=[.G94]/([.F94]+[.G94])" office:value-type="percentage" office:value="0.189189189189189">
            <text:p>19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64.nii</text:p>
          </table:table-cell>
          <table:table-cell office:value-type="string">
            <text:p><text:s/>230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26</text:p>
          </table:table-cell>
          <table:table-cell office:value-type="string">
            <text:p><text:s/>66</text:p>
          </table:table-cell>
          <table:table-cell office:value-type="string">
            <text:p><text:s/>38</text:p>
          </table:table-cell>
          <table:table-cell table:formula="of:=[.E95]+[.F95]+[.G95]" office:value-type="float" office:value="230">
            <text:p>230</text:p>
          </table:table-cell>
          <table:table-cell table:formula="of:=[.G95]/([.F95]+[.G95])" office:value-type="percentage" office:value="0.365384615384615">
            <text:p>37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65.nii</text:p>
          </table:table-cell>
          <table:table-cell office:value-type="string">
            <text:p><text:s/>513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12</text:p>
          </table:table-cell>
          <table:table-cell office:value-type="string">
            <text:p><text:s/>191</text:p>
          </table:table-cell>
          <table:table-cell office:value-type="string">
            <text:p><text:s/>10</text:p>
          </table:table-cell>
          <table:table-cell table:formula="of:=[.E96]+[.F96]+[.G96]" office:value-type="float" office:value="513">
            <text:p>513</text:p>
          </table:table-cell>
          <table:table-cell table:formula="of:=[.G96]/([.F96]+[.G96])" office:value-type="percentage" office:value="0.0497512437810945">
            <text:p>5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66.nii</text:p>
          </table:table-cell>
          <table:table-cell office:value-type="string">
            <text:p><text:s/>8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0</text:p>
          </table:table-cell>
          <table:table-cell office:value-type="string">
            <text:p><text:s/>29</text:p>
          </table:table-cell>
          <table:table-cell office:value-type="string">
            <text:p><text:s/>7</text:p>
          </table:table-cell>
          <table:table-cell table:formula="of:=[.E97]+[.F97]+[.G97]" office:value-type="float" office:value="86">
            <text:p>86</text:p>
          </table:table-cell>
          <table:table-cell table:formula="of:=[.G97]/([.F97]+[.G97])" office:value-type="percentage" office:value="0.194444444444444">
            <text:p>19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67.nii</text:p>
          </table:table-cell>
          <table:table-cell office:value-type="string">
            <text:p><text:s/>165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86</text:p>
          </table:table-cell>
          <table:table-cell office:value-type="string">
            <text:p><text:s/>74</text:p>
          </table:table-cell>
          <table:table-cell office:value-type="string">
            <text:p><text:s/>5</text:p>
          </table:table-cell>
          <table:table-cell table:formula="of:=[.E98]+[.F98]+[.G98]" office:value-type="float" office:value="165">
            <text:p>165</text:p>
          </table:table-cell>
          <table:table-cell table:formula="of:=[.G98]/([.F98]+[.G98])" office:value-type="percentage" office:value="0.0632911392405063">
            <text:p>6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68.nii</text:p>
          </table:table-cell>
          <table:table-cell office:value-type="string">
            <text:p><text:s/>26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02</text:p>
          </table:table-cell>
          <table:table-cell office:value-type="string">
            <text:p><text:s/>55</text:p>
          </table:table-cell>
          <table:table-cell office:value-type="string">
            <text:p><text:s/>9</text:p>
          </table:table-cell>
          <table:table-cell table:formula="of:=[.E99]+[.F99]+[.G99]" office:value-type="float" office:value="266">
            <text:p>266</text:p>
          </table:table-cell>
          <table:table-cell table:formula="of:=[.G99]/([.F99]+[.G99])" office:value-type="percentage" office:value="0.140625">
            <text:p>14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69.nii</text:p>
          </table:table-cell>
          <table:table-cell office:value-type="string">
            <text:p><text:s/>245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49</text:p>
          </table:table-cell>
          <table:table-cell office:value-type="string">
            <text:p><text:s/>86</text:p>
          </table:table-cell>
          <table:table-cell office:value-type="string">
            <text:p><text:s/>10</text:p>
          </table:table-cell>
          <table:table-cell table:formula="of:=[.E100]+[.F100]+[.G100]" office:value-type="float" office:value="245">
            <text:p>245</text:p>
          </table:table-cell>
          <table:table-cell table:formula="of:=[.G100]/([.F100]+[.G100])" office:value-type="percentage" office:value="0.104166666666667">
            <text:p>1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7.nii</text:p>
          </table:table-cell>
          <table:table-cell office:value-type="string">
            <text:p><text:s/>54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64</text:p>
          </table:table-cell>
          <table:table-cell office:value-type="string">
            <text:p><text:s/>94</text:p>
          </table:table-cell>
          <table:table-cell office:value-type="string">
            <text:p><text:s/>83</text:p>
          </table:table-cell>
          <table:table-cell table:formula="of:=[.E101]+[.F101]+[.G101]" office:value-type="float" office:value="541">
            <text:p>541</text:p>
          </table:table-cell>
          <table:table-cell table:formula="of:=[.G101]/([.F101]+[.G101])" office:value-type="percentage" office:value="0.468926553672316">
            <text:p>47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70.nii</text:p>
          </table:table-cell>
          <table:table-cell office:value-type="string">
            <text:p><text:s/>333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23</text:p>
          </table:table-cell>
          <table:table-cell office:value-type="string">
            <text:p><text:s/>59</text:p>
          </table:table-cell>
          <table:table-cell office:value-type="string">
            <text:p><text:s/>51</text:p>
          </table:table-cell>
          <table:table-cell table:formula="of:=[.E102]+[.F102]+[.G102]" office:value-type="float" office:value="333">
            <text:p>333</text:p>
          </table:table-cell>
          <table:table-cell table:formula="of:=[.G102]/([.F102]+[.G102])" office:value-type="percentage" office:value="0.463636363636364">
            <text:p>46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71.nii</text:p>
          </table:table-cell>
          <table:table-cell office:value-type="string">
            <text:p><text:s/>94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8</text:p>
          </table:table-cell>
          <table:table-cell office:value-type="string">
            <text:p><text:s/>16</text:p>
          </table:table-cell>
          <table:table-cell office:value-type="string">
            <text:p><text:s/>20</text:p>
          </table:table-cell>
          <table:table-cell table:formula="of:=[.E103]+[.F103]+[.G103]" office:value-type="float" office:value="94">
            <text:p>94</text:p>
          </table:table-cell>
          <table:table-cell table:formula="of:=[.G103]/([.F103]+[.G103])" office:value-type="percentage" office:value="0.555555555555556">
            <text:p>56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72.nii</text:p>
          </table:table-cell>
          <table:table-cell office:value-type="string">
            <text:p><text:s/>93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5</text:p>
          </table:table-cell>
          <table:table-cell office:value-type="string">
            <text:p><text:s/>41</text:p>
          </table:table-cell>
          <table:table-cell office:value-type="string">
            <text:p><text:s/>17</text:p>
          </table:table-cell>
          <table:table-cell table:formula="of:=[.E104]+[.F104]+[.G104]" office:value-type="float" office:value="93">
            <text:p>93</text:p>
          </table:table-cell>
          <table:table-cell table:formula="of:=[.G104]/([.F104]+[.G104])" office:value-type="percentage" office:value="0.293103448275862">
            <text:p>29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73.nii</text:p>
          </table:table-cell>
          <table:table-cell office:value-type="string">
            <text:p><text:s/>12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71</text:p>
          </table:table-cell>
          <table:table-cell office:value-type="string">
            <text:p><text:s/>46</text:p>
          </table:table-cell>
          <table:table-cell office:value-type="string">
            <text:p><text:s/>4</text:p>
          </table:table-cell>
          <table:table-cell table:formula="of:=[.E105]+[.F105]+[.G105]" office:value-type="float" office:value="121">
            <text:p>121</text:p>
          </table:table-cell>
          <table:table-cell table:formula="of:=[.G105]/([.F105]+[.G105])" office:value-type="percentage" office:value="0.08">
            <text:p>8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74.nii</text:p>
          </table:table-cell>
          <table:table-cell office:value-type="string">
            <text:p><text:s/>107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75</text:p>
          </table:table-cell>
          <table:table-cell office:value-type="string">
            <text:p><text:s/>22</text:p>
          </table:table-cell>
          <table:table-cell office:value-type="string">
            <text:p><text:s/>10</text:p>
          </table:table-cell>
          <table:table-cell table:formula="of:=[.E106]+[.F106]+[.G106]" office:value-type="float" office:value="107">
            <text:p>107</text:p>
          </table:table-cell>
          <table:table-cell table:formula="of:=[.G106]/([.F106]+[.G106])" office:value-type="percentage" office:value="0.3125">
            <text:p>31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75.nii</text:p>
          </table:table-cell>
          <table:table-cell office:value-type="string">
            <text:p><text:s/>89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2</text:p>
          </table:table-cell>
          <table:table-cell office:value-type="string">
            <text:p><text:s/>25</text:p>
          </table:table-cell>
          <table:table-cell office:value-type="string">
            <text:p><text:s/>12</text:p>
          </table:table-cell>
          <table:table-cell table:formula="of:=[.E107]+[.F107]+[.G107]" office:value-type="float" office:value="89">
            <text:p>89</text:p>
          </table:table-cell>
          <table:table-cell table:formula="of:=[.G107]/([.F107]+[.G107])" office:value-type="percentage" office:value="0.324324324324324">
            <text:p>32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76.nii</text:p>
          </table:table-cell>
          <table:table-cell office:value-type="string">
            <text:p><text:s/>168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93</text:p>
          </table:table-cell>
          <table:table-cell office:value-type="string">
            <text:p><text:s/>16</text:p>
          </table:table-cell>
          <table:table-cell office:value-type="string">
            <text:p><text:s/>59</text:p>
          </table:table-cell>
          <table:table-cell table:formula="of:=[.E108]+[.F108]+[.G108]" office:value-type="float" office:value="168">
            <text:p>168</text:p>
          </table:table-cell>
          <table:table-cell table:formula="of:=[.G108]/([.F108]+[.G108])" office:value-type="percentage" office:value="0.786666666666667">
            <text:p>79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77.nii</text:p>
          </table:table-cell>
          <table:table-cell office:value-type="string">
            <text:p><text:s/>94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8</text:p>
          </table:table-cell>
          <table:table-cell office:value-type="string">
            <text:p><text:s/>28</text:p>
          </table:table-cell>
          <table:table-cell office:value-type="string">
            <text:p><text:s/>8</text:p>
          </table:table-cell>
          <table:table-cell table:formula="of:=[.E109]+[.F109]+[.G109]" office:value-type="float" office:value="94">
            <text:p>94</text:p>
          </table:table-cell>
          <table:table-cell table:formula="of:=[.G109]/([.F109]+[.G109])" office:value-type="percentage" office:value="0.222222222222222">
            <text:p>22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78.nii</text:p>
          </table:table-cell>
          <table:table-cell office:value-type="string">
            <text:p><text:s/>198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39</text:p>
          </table:table-cell>
          <table:table-cell office:value-type="string">
            <text:p><text:s/>23</text:p>
          </table:table-cell>
          <table:table-cell office:value-type="string">
            <text:p><text:s/>36</text:p>
          </table:table-cell>
          <table:table-cell table:formula="of:=[.E110]+[.F110]+[.G110]" office:value-type="float" office:value="198">
            <text:p>198</text:p>
          </table:table-cell>
          <table:table-cell table:formula="of:=[.G110]/([.F110]+[.G110])" office:value-type="percentage" office:value="0.610169491525424">
            <text:p>61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79.nii</text:p>
          </table:table-cell>
          <table:table-cell office:value-type="string">
            <text:p><text:s/>147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88</text:p>
          </table:table-cell>
          <table:table-cell office:value-type="string">
            <text:p><text:s/>41</text:p>
          </table:table-cell>
          <table:table-cell office:value-type="string">
            <text:p><text:s/>18</text:p>
          </table:table-cell>
          <table:table-cell table:formula="of:=[.E111]+[.F111]+[.G111]" office:value-type="float" office:value="147">
            <text:p>147</text:p>
          </table:table-cell>
          <table:table-cell table:formula="of:=[.G111]/([.F111]+[.G111])" office:value-type="percentage" office:value="0.305084745762712">
            <text:p>31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8.nii</text:p>
          </table:table-cell>
          <table:table-cell office:value-type="string">
            <text:p><text:s/>54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62</text:p>
          </table:table-cell>
          <table:table-cell office:value-type="string">
            <text:p><text:s/>98</text:p>
          </table:table-cell>
          <table:table-cell office:value-type="string">
            <text:p><text:s/>81</text:p>
          </table:table-cell>
          <table:table-cell table:formula="of:=[.E112]+[.F112]+[.G112]" office:value-type="float" office:value="541">
            <text:p>541</text:p>
          </table:table-cell>
          <table:table-cell table:formula="of:=[.G112]/([.F112]+[.G112])" office:value-type="percentage" office:value="0.452513966480447">
            <text:p>45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80.nii</text:p>
          </table:table-cell>
          <table:table-cell office:value-type="string">
            <text:p><text:s/>217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141</text:p>
          </table:table-cell>
          <table:table-cell office:value-type="string">
            <text:p><text:s/>46</text:p>
          </table:table-cell>
          <table:table-cell office:value-type="string">
            <text:p><text:s/>30</text:p>
          </table:table-cell>
          <table:table-cell table:formula="of:=[.E113]+[.F113]+[.G113]" office:value-type="float" office:value="217">
            <text:p>217</text:p>
          </table:table-cell>
          <table:table-cell table:formula="of:=[.G113]/([.F113]+[.G113])" office:value-type="percentage" office:value="0.394736842105263">
            <text:p>39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81.nii</text:p>
          </table:table-cell>
          <table:table-cell office:value-type="string">
            <text:p><text:s/>343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232</text:p>
          </table:table-cell>
          <table:table-cell office:value-type="string">
            <text:p><text:s/>97</text:p>
          </table:table-cell>
          <table:table-cell office:value-type="string">
            <text:p><text:s/>14</text:p>
          </table:table-cell>
          <table:table-cell table:formula="of:=[.E114]+[.F114]+[.G114]" office:value-type="float" office:value="343">
            <text:p>343</text:p>
          </table:table-cell>
          <table:table-cell table:formula="of:=[.G114]/([.F114]+[.G114])" office:value-type="percentage" office:value="0.126126126126126">
            <text:p>13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82.nii</text:p>
          </table:table-cell>
          <table:table-cell office:value-type="string">
            <text:p><text:s/>519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49</text:p>
          </table:table-cell>
          <table:table-cell office:value-type="string">
            <text:p><text:s/>110</text:p>
          </table:table-cell>
          <table:table-cell office:value-type="string">
            <text:p><text:s/>60</text:p>
          </table:table-cell>
          <table:table-cell table:formula="of:=[.E115]+[.F115]+[.G115]" office:value-type="float" office:value="519">
            <text:p>519</text:p>
          </table:table-cell>
          <table:table-cell table:formula="of:=[.G115]/([.F115]+[.G115])" office:value-type="percentage" office:value="0.352941176470588">
            <text:p>35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83.nii</text:p>
          </table:table-cell>
          <table:table-cell office:value-type="string">
            <text:p><text:s/>87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56</text:p>
          </table:table-cell>
          <table:table-cell office:value-type="string">
            <text:p><text:s/>210</text:p>
          </table:table-cell>
          <table:table-cell office:value-type="string">
            <text:p><text:s/>5</text:p>
          </table:table-cell>
          <table:table-cell table:formula="of:=[.E116]+[.F116]+[.G116]" office:value-type="float" office:value="871">
            <text:p>871</text:p>
          </table:table-cell>
          <table:table-cell table:formula="of:=[.G116]/([.F116]+[.G116])" office:value-type="percentage" office:value="0.0232558139534884">
            <text:p>2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84.nii</text:p>
          </table:table-cell>
          <table:table-cell office:value-type="string">
            <text:p><text:s/>733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475</text:p>
          </table:table-cell>
          <table:table-cell office:value-type="string">
            <text:p><text:s/>38</text:p>
          </table:table-cell>
          <table:table-cell office:value-type="string">
            <text:p><text:s/>220</text:p>
          </table:table-cell>
          <table:table-cell table:formula="of:=[.E117]+[.F117]+[.G117]" office:value-type="float" office:value="733">
            <text:p>733</text:p>
          </table:table-cell>
          <table:table-cell table:formula="of:=[.G117]/([.F117]+[.G117])" office:value-type="percentage" office:value="0.852713178294574">
            <text:p>85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85.nii</text:p>
          </table:table-cell>
          <table:table-cell office:value-type="string">
            <text:p><text:s/>630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54</text:p>
          </table:table-cell>
          <table:table-cell office:value-type="string">
            <text:p><text:s/>242</text:p>
          </table:table-cell>
          <table:table-cell office:value-type="string">
            <text:p><text:s/>34</text:p>
          </table:table-cell>
          <table:table-cell table:formula="of:=[.E118]+[.F118]+[.G118]" office:value-type="float" office:value="630">
            <text:p>630</text:p>
          </table:table-cell>
          <table:table-cell table:formula="of:=[.G118]/([.F118]+[.G118])" office:value-type="percentage" office:value="0.123188405797101">
            <text:p>12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86.nii</text:p>
          </table:table-cell>
          <table:table-cell office:value-type="string">
            <text:p><text:s/>647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67</text:p>
          </table:table-cell>
          <table:table-cell office:value-type="string">
            <text:p><text:s/>231</text:p>
          </table:table-cell>
          <table:table-cell office:value-type="string">
            <text:p><text:s/>49</text:p>
          </table:table-cell>
          <table:table-cell table:formula="of:=[.E119]+[.F119]+[.G119]" office:value-type="float" office:value="647">
            <text:p>647</text:p>
          </table:table-cell>
          <table:table-cell table:formula="of:=[.G119]/([.F119]+[.G119])" office:value-type="percentage" office:value="0.175">
            <text:p>18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87.nii</text:p>
          </table:table-cell>
          <table:table-cell office:value-type="string">
            <text:p><text:s/>89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81</text:p>
          </table:table-cell>
          <table:table-cell office:value-type="string">
            <text:p><text:s/>215</text:p>
          </table:table-cell>
          <table:table-cell office:value-type="string">
            <text:p><text:s/>0</text:p>
          </table:table-cell>
          <table:table-cell table:formula="of:=[.E120]+[.F120]+[.G120]" office:value-type="float" office:value="896">
            <text:p>896</text:p>
          </table:table-cell>
          <table:table-cell table:formula="of:=[.G120]/([.F120]+[.G120])" office:value-type="percentage" office:value="0">
            <text:p>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88.nii</text:p>
          </table:table-cell>
          <table:table-cell office:value-type="string">
            <text:p><text:s/>81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36</text:p>
          </table:table-cell>
          <table:table-cell office:value-type="string">
            <text:p><text:s/>73</text:p>
          </table:table-cell>
          <table:table-cell office:value-type="string">
            <text:p><text:s/>102</text:p>
          </table:table-cell>
          <table:table-cell table:formula="of:=[.E121]+[.F121]+[.G121]" office:value-type="float" office:value="811">
            <text:p>811</text:p>
          </table:table-cell>
          <table:table-cell table:formula="of:=[.G121]/([.F121]+[.G121])" office:value-type="percentage" office:value="0.582857142857143">
            <text:p>58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89.nii</text:p>
          </table:table-cell>
          <table:table-cell office:value-type="string">
            <text:p><text:s/>76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73</text:p>
          </table:table-cell>
          <table:table-cell office:value-type="string">
            <text:p><text:s/>193</text:p>
          </table:table-cell>
          <table:table-cell office:value-type="string">
            <text:p><text:s/>0</text:p>
          </table:table-cell>
          <table:table-cell table:formula="of:=[.E122]+[.F122]+[.G122]" office:value-type="float" office:value="766">
            <text:p>766</text:p>
          </table:table-cell>
          <table:table-cell table:formula="of:=[.G122]/([.F122]+[.G122])" office:value-type="percentage" office:value="0">
            <text:p>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9.nii</text:p>
          </table:table-cell>
          <table:table-cell office:value-type="string">
            <text:p><text:s/>549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376</text:p>
          </table:table-cell>
          <table:table-cell office:value-type="string">
            <text:p><text:s/>93</text:p>
          </table:table-cell>
          <table:table-cell office:value-type="string">
            <text:p><text:s/>80</text:p>
          </table:table-cell>
          <table:table-cell table:formula="of:=[.E123]+[.F123]+[.G123]" office:value-type="float" office:value="549">
            <text:p>549</text:p>
          </table:table-cell>
          <table:table-cell table:formula="of:=[.G123]/([.F123]+[.G123])" office:value-type="percentage" office:value="0.46242774566474">
            <text:p>46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90.nii</text:p>
          </table:table-cell>
          <table:table-cell office:value-type="string">
            <text:p><text:s/>75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68</text:p>
          </table:table-cell>
          <table:table-cell office:value-type="string">
            <text:p><text:s/>19</text:p>
          </table:table-cell>
          <table:table-cell office:value-type="string">
            <text:p><text:s/>164</text:p>
          </table:table-cell>
          <table:table-cell table:formula="of:=[.E124]+[.F124]+[.G124]" office:value-type="float" office:value="751">
            <text:p>751</text:p>
          </table:table-cell>
          <table:table-cell table:formula="of:=[.G124]/([.F124]+[.G124])" office:value-type="percentage" office:value="0.896174863387978">
            <text:p>9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91.nii</text:p>
          </table:table-cell>
          <table:table-cell office:value-type="string">
            <text:p><text:s/>75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62</text:p>
          </table:table-cell>
          <table:table-cell office:value-type="string">
            <text:p><text:s/>189</text:p>
          </table:table-cell>
          <table:table-cell office:value-type="string">
            <text:p><text:s/>0</text:p>
          </table:table-cell>
          <table:table-cell table:formula="of:=[.E125]+[.F125]+[.G125]" office:value-type="float" office:value="751">
            <text:p>751</text:p>
          </table:table-cell>
          <table:table-cell table:formula="of:=[.G125]/([.F125]+[.G125])" office:value-type="percentage" office:value="0">
            <text:p>0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92.nii</text:p>
          </table:table-cell>
          <table:table-cell office:value-type="string">
            <text:p><text:s/>83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57</text:p>
          </table:table-cell>
          <table:table-cell office:value-type="string">
            <text:p><text:s/>134</text:p>
          </table:table-cell>
          <table:table-cell office:value-type="string">
            <text:p><text:s/>45</text:p>
          </table:table-cell>
          <table:table-cell table:formula="of:=[.E126]+[.F126]+[.G126]" office:value-type="float" office:value="836">
            <text:p>836</text:p>
          </table:table-cell>
          <table:table-cell table:formula="of:=[.G126]/([.F126]+[.G126])" office:value-type="percentage" office:value="0.251396648044693">
            <text:p>25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93.nii</text:p>
          </table:table-cell>
          <table:table-cell office:value-type="string">
            <text:p><text:s/>696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462</text:p>
          </table:table-cell>
          <table:table-cell office:value-type="string">
            <text:p><text:s/>35</text:p>
          </table:table-cell>
          <table:table-cell office:value-type="string">
            <text:p><text:s/>199</text:p>
          </table:table-cell>
          <table:table-cell table:formula="of:=[.E127]+[.F127]+[.G127]" office:value-type="float" office:value="696">
            <text:p>696</text:p>
          </table:table-cell>
          <table:table-cell table:formula="of:=[.G127]/([.F127]+[.G127])" office:value-type="percentage" office:value="0.85042735042735">
            <text:p>85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94.nii</text:p>
          </table:table-cell>
          <table:table-cell office:value-type="string">
            <text:p><text:s/>917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666</text:p>
          </table:table-cell>
          <table:table-cell office:value-type="string">
            <text:p><text:s/>132</text:p>
          </table:table-cell>
          <table:table-cell office:value-type="string">
            <text:p><text:s/>119</text:p>
          </table:table-cell>
          <table:table-cell table:formula="of:=[.E128]+[.F128]+[.G128]" office:value-type="float" office:value="917">
            <text:p>917</text:p>
          </table:table-cell>
          <table:table-cell table:formula="of:=[.G128]/([.F128]+[.G128])" office:value-type="percentage" office:value="0.474103585657371">
            <text:p>47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95.nii</text:p>
          </table:table-cell>
          <table:table-cell office:value-type="string">
            <text:p><text:s/>84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578</text:p>
          </table:table-cell>
          <table:table-cell office:value-type="string">
            <text:p><text:s/>249</text:p>
          </table:table-cell>
          <table:table-cell office:value-type="string">
            <text:p><text:s/>14</text:p>
          </table:table-cell>
          <table:table-cell table:formula="of:=[.E129]+[.F129]+[.G129]" office:value-type="float" office:value="841">
            <text:p>841</text:p>
          </table:table-cell>
          <table:table-cell table:formula="of:=[.G129]/([.F129]+[.G129])" office:value-type="percentage" office:value="0.0532319391634981">
            <text:p>5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96.nii</text:p>
          </table:table-cell>
          <table:table-cell office:value-type="string">
            <text:p><text:s/>722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423</text:p>
          </table:table-cell>
          <table:table-cell office:value-type="string">
            <text:p><text:s/>88</text:p>
          </table:table-cell>
          <table:table-cell office:value-type="string">
            <text:p><text:s/>211</text:p>
          </table:table-cell>
          <table:table-cell table:formula="of:=[.E130]+[.F130]+[.G130]" office:value-type="float" office:value="722">
            <text:p>722</text:p>
          </table:table-cell>
          <table:table-cell table:formula="of:=[.G130]/([.F130]+[.G130])" office:value-type="percentage" office:value="0.705685618729097">
            <text:p>71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97.nii</text:p>
          </table:table-cell>
          <table:table-cell office:value-type="string">
            <text:p><text:s/>671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439</text:p>
          </table:table-cell>
          <table:table-cell office:value-type="string">
            <text:p><text:s/>42</text:p>
          </table:table-cell>
          <table:table-cell office:value-type="string">
            <text:p><text:s/>190</text:p>
          </table:table-cell>
          <table:table-cell table:formula="of:=[.E131]+[.F131]+[.G131]" office:value-type="float" office:value="671">
            <text:p>671</text:p>
          </table:table-cell>
          <table:table-cell table:formula="of:=[.G131]/([.F131]+[.G131])" office:value-type="percentage" office:value="0.818965517241379">
            <text:p>82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98.nii</text:p>
          </table:table-cell>
          <table:table-cell office:value-type="string">
            <text:p><text:s/>645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404</text:p>
          </table:table-cell>
          <table:table-cell office:value-type="string">
            <text:p><text:s/>100</text:p>
          </table:table-cell>
          <table:table-cell office:value-type="string">
            <text:p><text:s/>141</text:p>
          </table:table-cell>
          <table:table-cell table:formula="of:=[.E132]+[.F132]+[.G132]" office:value-type="float" office:value="645">
            <text:p>645</text:p>
          </table:table-cell>
          <table:table-cell table:formula="of:=[.G132]/([.F132]+[.G132])" office:value-type="percentage" office:value="0.5850622406639">
            <text:p>59%</text:p>
          </table:table-cell>
          <table:table-cell table:number-columns-repeated="5"/>
        </table:table-row>
        <table:table-row table:style-name="ro2">
          <table:table-cell office:value-type="string">
            <text:p>3D volume../data/Training_Batch\volume-99.nii</text:p>
          </table:table-cell>
          <table:table-cell office:value-type="string">
            <text:p><text:s/>629 slices with max lbl=0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403</text:p>
          </table:table-cell>
          <table:table-cell office:value-type="string">
            <text:p><text:s/>135</text:p>
          </table:table-cell>
          <table:table-cell office:value-type="string">
            <text:p><text:s/>91</text:p>
          </table:table-cell>
          <table:table-cell table:formula="of:=[.E133]+[.F133]+[.G133]" office:value-type="float" office:value="629">
            <text:p>629</text:p>
          </table:table-cell>
          <table:table-cell table:formula="of:=[.G133]/([.F133]+[.G133])" office:value-type="percentage" office:value="0.402654867256637">
            <text:p>40%</text:p>
          </table:table-cell>
          <table:table-cell table:number-columns-repeated="5"/>
        </table:table-row>
        <table:table-row table:style-name="ro2" table:number-rows-repeated="104844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6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5/18/2017</text:date>, <text:time>19:1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onda Mooij</meta:initial-creator>
    <meta:creation-date>2017-05-18T18:10:02.85</meta:creation-date>
    <dc:date>2017-05-18T19:18:10.47</dc:date>
    <dc:creator>Germonda Mooij</dc:creator>
    <meta:editing-duration>PT1H8M5S</meta:editing-duration>
    <meta:editing-cycles>6</meta:editing-cycles>
    <meta:generator>OpenOffice/4.1.3$Win32 OpenOffice.org_project/413m1$Build-9783</meta:generator>
    <meta:document-statistic meta:table-count="3" meta:cell-count="12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167cm" svg:height="13.735cm" xlink:href=".." xlink:type="simple" chart:class="chart:bar" chart:style-name="ch1">
        <chart:plot-area chart:style-name="ch2" table:cell-range-address="Sheet1.M3:Sheet1.N13" chart:data-source-has-labels="column" svg:x="0.913cm" svg:y="1.231cm" svg:width="19.065cm" svg:height="11.81cm">
          <chartooo:coordinate-region svg:x="1.534cm" svg:y="1.443cm" svg:width="18.444cm" svg:height="10.925cm"/>
          <chart:axis chart:dimension="x" chart:name="primary-x" chart:style-name="ch3" chartooo:axis-type="auto">
            <chartooo:date-scale/>
            <chart:categories table:cell-range-address="Sheet1.M3:Sheet1.M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3:Sheet1.N13" chart:class="chart:ba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0%</text:p>
                <draw:g>
                  <svg:desc>Sheet1.M3:Sheet1.M13</svg:desc>
                </draw:g>
              </table:table-cell>
              <table:table-cell office:value-type="float" office:value="13">
                <text:p>13</text:p>
                <draw:g>
                  <svg:desc>Sheet1.N3:Sheet1.N13</svg:desc>
                </draw:g>
              </table:table-cell>
            </table:table-row>
            <table:table-row>
              <table:table-cell office:value-type="string">
                <text:p>0-10%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-20%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-30%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-40%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-50%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-60%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-70%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-80%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-90%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-100%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